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meth1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C2]&amp;&quot;_&quot;&amp;[.E2]&amp;&quot;_&quot;&amp;[.G2]&amp;&quot;_&quot;&amp;[.I2]&amp;&quot;_&quot;&amp;[.K2]&amp;&quot;_&quot;&amp;[.O2]&amp;&quot;_&quot;&amp;[.Q2]&amp;&quot;_&quot;&amp;[.M2]&amp;&quot;_&quot;&amp;[.S2]&amp;&quot;_&quot;&amp;[.U2]" office:value-type="string" office:string-value="randomforest_1000_3_10_0.999999_0_0_90_0_0" calcext:value-type="string">
            <text:p>randomforest_1000_3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]&amp;&quot;_&quot;&amp;[.E3]&amp;&quot;_&quot;&amp;[.G3]&amp;&quot;_&quot;&amp;[.I3]&amp;&quot;_&quot;&amp;[.K3]&amp;&quot;_&quot;&amp;[.O3]&amp;&quot;_&quot;&amp;[.Q3]&amp;&quot;_&quot;&amp;[.M3]&amp;&quot;_&quot;&amp;[.S3]&amp;&quot;_&quot;&amp;[.U3]" office:value-type="string" office:string-value="randomforest_2000_3_10_0.999999_0_0_90_0_0" calcext:value-type="string">
            <text:p>randomforest_2000_3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]&amp;&quot;_&quot;&amp;[.E4]&amp;&quot;_&quot;&amp;[.G4]&amp;&quot;_&quot;&amp;[.I4]&amp;&quot;_&quot;&amp;[.K4]&amp;&quot;_&quot;&amp;[.O4]&amp;&quot;_&quot;&amp;[.Q4]&amp;&quot;_&quot;&amp;[.M4]&amp;&quot;_&quot;&amp;[.S4]&amp;&quot;_&quot;&amp;[.U4]" office:value-type="string" office:string-value="randomforest_4000_3_10_0.999999_0_0_90_0_0" calcext:value-type="string">
            <text:p>randomforest_4000_3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]&amp;&quot;_&quot;&amp;[.E5]&amp;&quot;_&quot;&amp;[.G5]&amp;&quot;_&quot;&amp;[.I5]&amp;&quot;_&quot;&amp;[.K5]&amp;&quot;_&quot;&amp;[.O5]&amp;&quot;_&quot;&amp;[.Q5]&amp;&quot;_&quot;&amp;[.M5]&amp;&quot;_&quot;&amp;[.S5]&amp;&quot;_&quot;&amp;[.U5]" office:value-type="string" office:string-value="randomforest_1000_6_10_0.999999_0_0_90_0_0" calcext:value-type="string">
            <text:p>randomforest_1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]&amp;&quot;_&quot;&amp;[.E6]&amp;&quot;_&quot;&amp;[.G6]&amp;&quot;_&quot;&amp;[.I6]&amp;&quot;_&quot;&amp;[.K6]&amp;&quot;_&quot;&amp;[.O6]&amp;&quot;_&quot;&amp;[.Q6]&amp;&quot;_&quot;&amp;[.M6]&amp;&quot;_&quot;&amp;[.S6]&amp;&quot;_&quot;&amp;[.U6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]&amp;&quot;_&quot;&amp;[.E7]&amp;&quot;_&quot;&amp;[.G7]&amp;&quot;_&quot;&amp;[.I7]&amp;&quot;_&quot;&amp;[.K7]&amp;&quot;_&quot;&amp;[.O7]&amp;&quot;_&quot;&amp;[.Q7]&amp;&quot;_&quot;&amp;[.M7]&amp;&quot;_&quot;&amp;[.S7]&amp;&quot;_&quot;&amp;[.U7]" office:value-type="string" office:string-value="randomforest_4000_6_10_0.999999_0_0_90_0_0" calcext:value-type="string">
            <text:p>randomforest_4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]&amp;&quot;_&quot;&amp;[.E8]&amp;&quot;_&quot;&amp;[.G8]&amp;&quot;_&quot;&amp;[.I8]&amp;&quot;_&quot;&amp;[.K8]&amp;&quot;_&quot;&amp;[.O8]&amp;&quot;_&quot;&amp;[.Q8]&amp;&quot;_&quot;&amp;[.M8]&amp;&quot;_&quot;&amp;[.S8]&amp;&quot;_&quot;&amp;[.U8]" office:value-type="string" office:string-value="randomforest_1000_9_10_0.999999_0_0_90_0_0" calcext:value-type="string">
            <text:p>randomforest_1000_9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9]&amp;&quot;_&quot;&amp;[.E9]&amp;&quot;_&quot;&amp;[.G9]&amp;&quot;_&quot;&amp;[.I9]&amp;&quot;_&quot;&amp;[.K9]&amp;&quot;_&quot;&amp;[.O9]&amp;&quot;_&quot;&amp;[.Q9]&amp;&quot;_&quot;&amp;[.M9]&amp;&quot;_&quot;&amp;[.S9]&amp;&quot;_&quot;&amp;[.U9]" office:value-type="string" office:string-value="randomforest_2000_9_10_0.999999_0_0_90_0_0" calcext:value-type="string">
            <text:p>randomforest_2000_9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0]&amp;&quot;_&quot;&amp;[.E10]&amp;&quot;_&quot;&amp;[.G10]&amp;&quot;_&quot;&amp;[.I10]&amp;&quot;_&quot;&amp;[.K10]&amp;&quot;_&quot;&amp;[.O10]&amp;&quot;_&quot;&amp;[.Q10]&amp;&quot;_&quot;&amp;[.M10]&amp;&quot;_&quot;&amp;[.S10]&amp;&quot;_&quot;&amp;[.U10]" office:value-type="string" office:string-value="randomforest_4000_9_10_0.999999_0_0_90_0_0" calcext:value-type="string">
            <text:p>randomforest_4000_9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]&amp;&quot;_&quot;&amp;[.E11]&amp;&quot;_&quot;&amp;[.G11]&amp;&quot;_&quot;&amp;[.I11]&amp;&quot;_&quot;&amp;[.K11]&amp;&quot;_&quot;&amp;[.O11]&amp;&quot;_&quot;&amp;[.Q11]&amp;&quot;_&quot;&amp;[.M11]&amp;&quot;_&quot;&amp;[.S11]&amp;&quot;_&quot;&amp;[.U11]" office:value-type="string" office:string-value="randomforest_1000_12_10_0.999999_0_0_90_0_0" calcext:value-type="string">
            <text:p>randomforest_1000_1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2]&amp;&quot;_&quot;&amp;[.E12]&amp;&quot;_&quot;&amp;[.G12]&amp;&quot;_&quot;&amp;[.I12]&amp;&quot;_&quot;&amp;[.K12]&amp;&quot;_&quot;&amp;[.O12]&amp;&quot;_&quot;&amp;[.Q12]&amp;&quot;_&quot;&amp;[.M12]&amp;&quot;_&quot;&amp;[.S12]&amp;&quot;_&quot;&amp;[.U12]" office:value-type="string" office:string-value="randomforest_2000_12_10_0.999999_0_0_90_0_0" calcext:value-type="string">
            <text:p>randomforest_2000_1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3]&amp;&quot;_&quot;&amp;[.E13]&amp;&quot;_&quot;&amp;[.G13]&amp;&quot;_&quot;&amp;[.I13]&amp;&quot;_&quot;&amp;[.K13]&amp;&quot;_&quot;&amp;[.O13]&amp;&quot;_&quot;&amp;[.Q13]&amp;&quot;_&quot;&amp;[.M13]&amp;&quot;_&quot;&amp;[.S13]&amp;&quot;_&quot;&amp;[.U13]" office:value-type="string" office:string-value="randomforest_4000_12_10_0.999999_0_0_90_0_0" calcext:value-type="string">
            <text:p>randomforest_4000_1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]&amp;&quot;_&quot;&amp;[.E14]&amp;&quot;_&quot;&amp;[.G14]&amp;&quot;_&quot;&amp;[.I14]&amp;&quot;_&quot;&amp;[.K14]&amp;&quot;_&quot;&amp;[.O14]&amp;&quot;_&quot;&amp;[.Q14]&amp;&quot;_&quot;&amp;[.M14]&amp;&quot;_&quot;&amp;[.S14]&amp;&quot;_&quot;&amp;[.U14]" office:value-type="string" office:string-value="randomforest_1000_3_100_0.999999_0_0_90_0_0" calcext:value-type="string">
            <text:p>randomforest_1000_3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]&amp;&quot;_&quot;&amp;[.E15]&amp;&quot;_&quot;&amp;[.G15]&amp;&quot;_&quot;&amp;[.I15]&amp;&quot;_&quot;&amp;[.K15]&amp;&quot;_&quot;&amp;[.O15]&amp;&quot;_&quot;&amp;[.Q15]&amp;&quot;_&quot;&amp;[.M15]&amp;&quot;_&quot;&amp;[.S15]&amp;&quot;_&quot;&amp;[.U15]" office:value-type="string" office:string-value="randomforest_2000_3_100_0.999999_0_0_90_0_0" calcext:value-type="string">
            <text:p>randomforest_2000_3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]&amp;&quot;_&quot;&amp;[.E16]&amp;&quot;_&quot;&amp;[.G16]&amp;&quot;_&quot;&amp;[.I16]&amp;&quot;_&quot;&amp;[.K16]&amp;&quot;_&quot;&amp;[.O16]&amp;&quot;_&quot;&amp;[.Q16]&amp;&quot;_&quot;&amp;[.M16]&amp;&quot;_&quot;&amp;[.S16]&amp;&quot;_&quot;&amp;[.U16]" office:value-type="string" office:string-value="randomforest_4000_3_100_0.999999_0_0_90_0_0" calcext:value-type="string">
            <text:p>randomforest_4000_3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]&amp;&quot;_&quot;&amp;[.E17]&amp;&quot;_&quot;&amp;[.G17]&amp;&quot;_&quot;&amp;[.I17]&amp;&quot;_&quot;&amp;[.K17]&amp;&quot;_&quot;&amp;[.O17]&amp;&quot;_&quot;&amp;[.Q17]&amp;&quot;_&quot;&amp;[.M17]&amp;&quot;_&quot;&amp;[.S17]&amp;&quot;_&quot;&amp;[.U17]" office:value-type="string" office:string-value="randomforest_1000_6_100_0.999999_0_0_90_0_0" calcext:value-type="string">
            <text:p>randomforest_1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]&amp;&quot;_&quot;&amp;[.E18]&amp;&quot;_&quot;&amp;[.G18]&amp;&quot;_&quot;&amp;[.I18]&amp;&quot;_&quot;&amp;[.K18]&amp;&quot;_&quot;&amp;[.O18]&amp;&quot;_&quot;&amp;[.Q18]&amp;&quot;_&quot;&amp;[.M18]&amp;&quot;_&quot;&amp;[.S18]&amp;&quot;_&quot;&amp;[.U18]" office:value-type="string" office:string-value="randomforest_2000_6_100_0.999999_0_0_90_0_0" calcext:value-type="string">
            <text:p>randomforest_2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]&amp;&quot;_&quot;&amp;[.E19]&amp;&quot;_&quot;&amp;[.G19]&amp;&quot;_&quot;&amp;[.I19]&amp;&quot;_&quot;&amp;[.K19]&amp;&quot;_&quot;&amp;[.O19]&amp;&quot;_&quot;&amp;[.Q19]&amp;&quot;_&quot;&amp;[.M19]&amp;&quot;_&quot;&amp;[.S19]&amp;&quot;_&quot;&amp;[.U19]" office:value-type="string" office:string-value="randomforest_4000_6_100_0.999999_0_0_90_0_0" calcext:value-type="string">
            <text:p>randomforest_4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]&amp;&quot;_&quot;&amp;[.E20]&amp;&quot;_&quot;&amp;[.G20]&amp;&quot;_&quot;&amp;[.I20]&amp;&quot;_&quot;&amp;[.K20]&amp;&quot;_&quot;&amp;[.O20]&amp;&quot;_&quot;&amp;[.Q20]&amp;&quot;_&quot;&amp;[.M20]&amp;&quot;_&quot;&amp;[.S20]&amp;&quot;_&quot;&amp;[.U20]" office:value-type="string" office:string-value="randomforest_1000_9_100_0.999999_0_0_90_0_0" calcext:value-type="string">
            <text:p>randomforest_1000_9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1]&amp;&quot;_&quot;&amp;[.E21]&amp;&quot;_&quot;&amp;[.G21]&amp;&quot;_&quot;&amp;[.I21]&amp;&quot;_&quot;&amp;[.K21]&amp;&quot;_&quot;&amp;[.O21]&amp;&quot;_&quot;&amp;[.Q21]&amp;&quot;_&quot;&amp;[.M21]&amp;&quot;_&quot;&amp;[.S21]&amp;&quot;_&quot;&amp;[.U21]" office:value-type="string" office:string-value="randomforest_2000_9_100_0.999999_0_0_90_0_0" calcext:value-type="string">
            <text:p>randomforest_2000_9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2]&amp;&quot;_&quot;&amp;[.E22]&amp;&quot;_&quot;&amp;[.G22]&amp;&quot;_&quot;&amp;[.I22]&amp;&quot;_&quot;&amp;[.K22]&amp;&quot;_&quot;&amp;[.O22]&amp;&quot;_&quot;&amp;[.Q22]&amp;&quot;_&quot;&amp;[.M22]&amp;&quot;_&quot;&amp;[.S22]&amp;&quot;_&quot;&amp;[.U22]" office:value-type="string" office:string-value="randomforest_4000_9_100_0.999999_0_0_90_0_0" calcext:value-type="string">
            <text:p>randomforest_4000_9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3]&amp;&quot;_&quot;&amp;[.E23]&amp;&quot;_&quot;&amp;[.G23]&amp;&quot;_&quot;&amp;[.I23]&amp;&quot;_&quot;&amp;[.K23]&amp;&quot;_&quot;&amp;[.O23]&amp;&quot;_&quot;&amp;[.Q23]&amp;&quot;_&quot;&amp;[.M23]&amp;&quot;_&quot;&amp;[.S23]&amp;&quot;_&quot;&amp;[.U23]" office:value-type="string" office:string-value="randomforest_1000_12_100_0.999999_0_0_90_0_0" calcext:value-type="string">
            <text:p>randomforest_1000_1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4]&amp;&quot;_&quot;&amp;[.E24]&amp;&quot;_&quot;&amp;[.G24]&amp;&quot;_&quot;&amp;[.I24]&amp;&quot;_&quot;&amp;[.K24]&amp;&quot;_&quot;&amp;[.O24]&amp;&quot;_&quot;&amp;[.Q24]&amp;&quot;_&quot;&amp;[.M24]&amp;&quot;_&quot;&amp;[.S24]&amp;&quot;_&quot;&amp;[.U24]" office:value-type="string" office:string-value="randomforest_2000_12_100_0.999999_0_0_90_0_0" calcext:value-type="string">
            <text:p>randomforest_2000_1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5]&amp;&quot;_&quot;&amp;[.E25]&amp;&quot;_&quot;&amp;[.G25]&amp;&quot;_&quot;&amp;[.I25]&amp;&quot;_&quot;&amp;[.K25]&amp;&quot;_&quot;&amp;[.O25]&amp;&quot;_&quot;&amp;[.Q25]&amp;&quot;_&quot;&amp;[.M25]&amp;&quot;_&quot;&amp;[.S25]&amp;&quot;_&quot;&amp;[.U25]" office:value-type="string" office:string-value="randomforest_4000_12_100_0.999999_0_0_90_0_0" calcext:value-type="string">
            <text:p>randomforest_4000_1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6]&amp;&quot;_&quot;&amp;[.E26]&amp;&quot;_&quot;&amp;[.G26]&amp;&quot;_&quot;&amp;[.I26]&amp;&quot;_&quot;&amp;[.K26]&amp;&quot;_&quot;&amp;[.O26]&amp;&quot;_&quot;&amp;[.Q26]&amp;&quot;_&quot;&amp;[.M26]&amp;&quot;_&quot;&amp;[.S26]&amp;&quot;_&quot;&amp;[.U26]" office:value-type="string" office:string-value="randomforest_1000_3_500_0.999999_0_0_90_0_0" calcext:value-type="string">
            <text:p>randomforest_1000_3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7]&amp;&quot;_&quot;&amp;[.E27]&amp;&quot;_&quot;&amp;[.G27]&amp;&quot;_&quot;&amp;[.I27]&amp;&quot;_&quot;&amp;[.K27]&amp;&quot;_&quot;&amp;[.O27]&amp;&quot;_&quot;&amp;[.Q27]&amp;&quot;_&quot;&amp;[.M27]&amp;&quot;_&quot;&amp;[.S27]&amp;&quot;_&quot;&amp;[.U27]" office:value-type="string" office:string-value="randomforest_2000_3_500_0.999999_0_0_90_0_0" calcext:value-type="string">
            <text:p>randomforest_2000_3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8]&amp;&quot;_&quot;&amp;[.E28]&amp;&quot;_&quot;&amp;[.G28]&amp;&quot;_&quot;&amp;[.I28]&amp;&quot;_&quot;&amp;[.K28]&amp;&quot;_&quot;&amp;[.O28]&amp;&quot;_&quot;&amp;[.Q28]&amp;&quot;_&quot;&amp;[.M28]&amp;&quot;_&quot;&amp;[.S28]&amp;&quot;_&quot;&amp;[.U28]" office:value-type="string" office:string-value="randomforest_4000_3_500_0.999999_0_0_90_0_0" calcext:value-type="string">
            <text:p>randomforest_4000_3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9]&amp;&quot;_&quot;&amp;[.E29]&amp;&quot;_&quot;&amp;[.G29]&amp;&quot;_&quot;&amp;[.I29]&amp;&quot;_&quot;&amp;[.K29]&amp;&quot;_&quot;&amp;[.O29]&amp;&quot;_&quot;&amp;[.Q29]&amp;&quot;_&quot;&amp;[.M29]&amp;&quot;_&quot;&amp;[.S29]&amp;&quot;_&quot;&amp;[.U29]" office:value-type="string" office:string-value="randomforest_1000_6_500_0.999999_0_0_90_0_0" calcext:value-type="string">
            <text:p>randomforest_1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0]&amp;&quot;_&quot;&amp;[.E30]&amp;&quot;_&quot;&amp;[.G30]&amp;&quot;_&quot;&amp;[.I30]&amp;&quot;_&quot;&amp;[.K30]&amp;&quot;_&quot;&amp;[.O30]&amp;&quot;_&quot;&amp;[.Q30]&amp;&quot;_&quot;&amp;[.M30]&amp;&quot;_&quot;&amp;[.S30]&amp;&quot;_&quot;&amp;[.U30]" office:value-type="string" office:string-value="randomforest_2000_6_500_0.999999_0_0_90_0_0" calcext:value-type="string">
            <text:p>randomforest_2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1]&amp;&quot;_&quot;&amp;[.E31]&amp;&quot;_&quot;&amp;[.G31]&amp;&quot;_&quot;&amp;[.I31]&amp;&quot;_&quot;&amp;[.K31]&amp;&quot;_&quot;&amp;[.O31]&amp;&quot;_&quot;&amp;[.Q31]&amp;&quot;_&quot;&amp;[.M31]&amp;&quot;_&quot;&amp;[.S31]&amp;&quot;_&quot;&amp;[.U31]" office:value-type="string" office:string-value="randomforest_4000_6_500_0.999999_0_0_90_0_0" calcext:value-type="string">
            <text:p>randomforest_4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2]&amp;&quot;_&quot;&amp;[.E32]&amp;&quot;_&quot;&amp;[.G32]&amp;&quot;_&quot;&amp;[.I32]&amp;&quot;_&quot;&amp;[.K32]&amp;&quot;_&quot;&amp;[.O32]&amp;&quot;_&quot;&amp;[.Q32]&amp;&quot;_&quot;&amp;[.M32]&amp;&quot;_&quot;&amp;[.S32]&amp;&quot;_&quot;&amp;[.U32]" office:value-type="string" office:string-value="randomforest_1000_9_500_0.999999_0_0_90_0_0" calcext:value-type="string">
            <text:p>randomforest_1000_9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3]&amp;&quot;_&quot;&amp;[.E33]&amp;&quot;_&quot;&amp;[.G33]&amp;&quot;_&quot;&amp;[.I33]&amp;&quot;_&quot;&amp;[.K33]&amp;&quot;_&quot;&amp;[.O33]&amp;&quot;_&quot;&amp;[.Q33]&amp;&quot;_&quot;&amp;[.M33]&amp;&quot;_&quot;&amp;[.S33]&amp;&quot;_&quot;&amp;[.U33]" office:value-type="string" office:string-value="randomforest_2000_9_500_0.999999_0_0_90_0_0" calcext:value-type="string">
            <text:p>randomforest_2000_9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4]&amp;&quot;_&quot;&amp;[.E34]&amp;&quot;_&quot;&amp;[.G34]&amp;&quot;_&quot;&amp;[.I34]&amp;&quot;_&quot;&amp;[.K34]&amp;&quot;_&quot;&amp;[.O34]&amp;&quot;_&quot;&amp;[.Q34]&amp;&quot;_&quot;&amp;[.M34]&amp;&quot;_&quot;&amp;[.S34]&amp;&quot;_&quot;&amp;[.U34]" office:value-type="string" office:string-value="randomforest_4000_9_500_0.999999_0_0_90_0_0" calcext:value-type="string">
            <text:p>randomforest_4000_9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5]&amp;&quot;_&quot;&amp;[.E35]&amp;&quot;_&quot;&amp;[.G35]&amp;&quot;_&quot;&amp;[.I35]&amp;&quot;_&quot;&amp;[.K35]&amp;&quot;_&quot;&amp;[.O35]&amp;&quot;_&quot;&amp;[.Q35]&amp;&quot;_&quot;&amp;[.M35]&amp;&quot;_&quot;&amp;[.S35]&amp;&quot;_&quot;&amp;[.U35]" office:value-type="string" office:string-value="randomforest_1000_12_500_0.999999_0_0_90_0_0" calcext:value-type="string">
            <text:p>randomforest_1000_1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6]&amp;&quot;_&quot;&amp;[.E36]&amp;&quot;_&quot;&amp;[.G36]&amp;&quot;_&quot;&amp;[.I36]&amp;&quot;_&quot;&amp;[.K36]&amp;&quot;_&quot;&amp;[.O36]&amp;&quot;_&quot;&amp;[.Q36]&amp;&quot;_&quot;&amp;[.M36]&amp;&quot;_&quot;&amp;[.S36]&amp;&quot;_&quot;&amp;[.U36]" office:value-type="string" office:string-value="randomforest_2000_12_500_0.999999_0_0_90_0_0" calcext:value-type="string">
            <text:p>randomforest_2000_1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7]&amp;&quot;_&quot;&amp;[.E37]&amp;&quot;_&quot;&amp;[.G37]&amp;&quot;_&quot;&amp;[.I37]&amp;&quot;_&quot;&amp;[.K37]&amp;&quot;_&quot;&amp;[.O37]&amp;&quot;_&quot;&amp;[.Q37]&amp;&quot;_&quot;&amp;[.M37]&amp;&quot;_&quot;&amp;[.S37]&amp;&quot;_&quot;&amp;[.U37]" office:value-type="string" office:string-value="randomforest_4000_12_500_0.999999_0_0_90_0_0" calcext:value-type="string">
            <text:p>randomforest_4000_1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8]&amp;&quot;_&quot;&amp;[.E38]&amp;&quot;_&quot;&amp;[.G38]&amp;&quot;_&quot;&amp;[.I38]&amp;&quot;_&quot;&amp;[.K38]&amp;&quot;_&quot;&amp;[.O38]&amp;&quot;_&quot;&amp;[.Q38]&amp;&quot;_&quot;&amp;[.M38]&amp;&quot;_&quot;&amp;[.S38]&amp;&quot;_&quot;&amp;[.U38]" office:value-type="string" office:string-value="randomforest_2000_6_10_0.999999_0_0_95_0_0" calcext:value-type="string">
            <text:p>randomforest_2000_6_10_0.999999_0_0_9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39]&amp;&quot;_&quot;&amp;[.E39]&amp;&quot;_&quot;&amp;[.G39]&amp;&quot;_&quot;&amp;[.I39]&amp;&quot;_&quot;&amp;[.K39]&amp;&quot;_&quot;&amp;[.O39]&amp;&quot;_&quot;&amp;[.Q39]&amp;&quot;_&quot;&amp;[.M39]&amp;&quot;_&quot;&amp;[.S39]&amp;&quot;_&quot;&amp;[.U39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0]&amp;&quot;_&quot;&amp;[.E40]&amp;&quot;_&quot;&amp;[.G40]&amp;&quot;_&quot;&amp;[.I40]&amp;&quot;_&quot;&amp;[.K40]&amp;&quot;_&quot;&amp;[.O40]&amp;&quot;_&quot;&amp;[.Q40]&amp;&quot;_&quot;&amp;[.M40]&amp;&quot;_&quot;&amp;[.S40]&amp;&quot;_&quot;&amp;[.U40]" office:value-type="string" office:string-value="randomforest_2000_6_10_0.999999_0_0_85_0_0" calcext:value-type="string">
            <text:p>randomforest_2000_6_10_0.999999_0_0_8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1]&amp;&quot;_&quot;&amp;[.E41]&amp;&quot;_&quot;&amp;[.G41]&amp;&quot;_&quot;&amp;[.I41]&amp;&quot;_&quot;&amp;[.K41]&amp;&quot;_&quot;&amp;[.O41]&amp;&quot;_&quot;&amp;[.Q41]&amp;&quot;_&quot;&amp;[.M41]&amp;&quot;_&quot;&amp;[.S41]&amp;&quot;_&quot;&amp;[.U41]" office:value-type="string" office:string-value="randomforest_2000_6_10_0.999999_0_0_80_0_0" calcext:value-type="string">
            <text:p>randomforest_2000_6_10_0.999999_0_0_8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2]&amp;&quot;_&quot;&amp;[.E42]&amp;&quot;_&quot;&amp;[.G42]&amp;&quot;_&quot;&amp;[.I42]&amp;&quot;_&quot;&amp;[.K42]&amp;&quot;_&quot;&amp;[.O42]&amp;&quot;_&quot;&amp;[.Q42]&amp;&quot;_&quot;&amp;[.M42]&amp;&quot;_&quot;&amp;[.S42]&amp;&quot;_&quot;&amp;[.U42]" office:value-type="string" office:string-value="randomforest_2000_6_10_0.999999_0_0_75_0_0" calcext:value-type="string">
            <text:p>randomforest_2000_6_10_0.999999_0_0_7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3]&amp;&quot;_&quot;&amp;[.E43]&amp;&quot;_&quot;&amp;[.G43]&amp;&quot;_&quot;&amp;[.I43]&amp;&quot;_&quot;&amp;[.K43]&amp;&quot;_&quot;&amp;[.O43]&amp;&quot;_&quot;&amp;[.Q43]&amp;&quot;_&quot;&amp;[.M43]&amp;&quot;_&quot;&amp;[.S43]&amp;&quot;_&quot;&amp;[.U43]" office:value-type="string" office:string-value="randomforest_2000_6_10_0.999999_0_0_70_0_0" calcext:value-type="string">
            <text:p>randomforest_2000_6_10_0.999999_0_0_7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4]&amp;&quot;_&quot;&amp;[.E44]&amp;&quot;_&quot;&amp;[.G44]&amp;&quot;_&quot;&amp;[.I44]&amp;&quot;_&quot;&amp;[.K44]&amp;&quot;_&quot;&amp;[.O44]&amp;&quot;_&quot;&amp;[.Q44]&amp;&quot;_&quot;&amp;[.M44]&amp;&quot;_&quot;&amp;[.S44]&amp;&quot;_&quot;&amp;[.U44]" office:value-type="string" office:string-value="randomforest_2000_6_10_0.999999_0_0_65_0_0" calcext:value-type="string">
            <text:p>randomforest_2000_6_10_0.999999_0_0_6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5]&amp;&quot;_&quot;&amp;[.E45]&amp;&quot;_&quot;&amp;[.G45]&amp;&quot;_&quot;&amp;[.I45]&amp;&quot;_&quot;&amp;[.K45]&amp;&quot;_&quot;&amp;[.O45]&amp;&quot;_&quot;&amp;[.Q45]&amp;&quot;_&quot;&amp;[.M45]&amp;&quot;_&quot;&amp;[.S45]&amp;&quot;_&quot;&amp;[.U45]" office:value-type="string" office:string-value="randomforest_2000_6_10_0.999999_0_0_60_0_0" calcext:value-type="string">
            <text:p>randomforest_2000_6_10_0.999999_0_0_6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6]&amp;&quot;_&quot;&amp;[.E46]&amp;&quot;_&quot;&amp;[.G46]&amp;&quot;_&quot;&amp;[.I46]&amp;&quot;_&quot;&amp;[.K46]&amp;&quot;_&quot;&amp;[.O46]&amp;&quot;_&quot;&amp;[.Q46]&amp;&quot;_&quot;&amp;[.M46]&amp;&quot;_&quot;&amp;[.S46]&amp;&quot;_&quot;&amp;[.U46]" office:value-type="string" office:string-value="randomforest_2000_6_10_0.999999_0_0_50_0_0" calcext:value-type="string">
            <text:p>randomforest_2000_6_10_0.999999_0_0_5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7]&amp;&quot;_&quot;&amp;[.E47]&amp;&quot;_&quot;&amp;[.G47]&amp;&quot;_&quot;&amp;[.I47]&amp;&quot;_&quot;&amp;[.K47]&amp;&quot;_&quot;&amp;[.O47]&amp;&quot;_&quot;&amp;[.Q47]&amp;&quot;_&quot;&amp;[.M47]&amp;&quot;_&quot;&amp;[.S47]&amp;&quot;_&quot;&amp;[.U47]" office:value-type="string" office:string-value="randomforest_2000_6_10_0.999999_0_0_40_0_0" calcext:value-type="string">
            <text:p>randomforest_2000_6_10_0.999999_0_0_4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8]&amp;&quot;_&quot;&amp;[.E48]&amp;&quot;_&quot;&amp;[.G48]&amp;&quot;_&quot;&amp;[.I48]&amp;&quot;_&quot;&amp;[.K48]&amp;&quot;_&quot;&amp;[.O48]&amp;&quot;_&quot;&amp;[.Q48]&amp;&quot;_&quot;&amp;[.M48]&amp;&quot;_&quot;&amp;[.S48]&amp;&quot;_&quot;&amp;[.U48]" office:value-type="string" office:string-value="randomforest_2000_6_10_0.999999_0_0_20_0_0" calcext:value-type="string">
            <text:p>randomforest_2000_6_10_0.999999_0_0_2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49]&amp;&quot;_&quot;&amp;[.E49]&amp;&quot;_&quot;&amp;[.G49]&amp;&quot;_&quot;&amp;[.I49]&amp;&quot;_&quot;&amp;[.K49]&amp;&quot;_&quot;&amp;[.O49]&amp;&quot;_&quot;&amp;[.Q49]&amp;&quot;_&quot;&amp;[.M49]&amp;&quot;_&quot;&amp;[.S49]&amp;&quot;_&quot;&amp;[.U49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0]&amp;&quot;_&quot;&amp;[.E50]&amp;&quot;_&quot;&amp;[.G50]&amp;&quot;_&quot;&amp;[.I50]&amp;&quot;_&quot;&amp;[.K50]&amp;&quot;_&quot;&amp;[.O50]&amp;&quot;_&quot;&amp;[.Q50]&amp;&quot;_&quot;&amp;[.M50]&amp;&quot;_&quot;&amp;[.S50]&amp;&quot;_&quot;&amp;[.U50]" office:value-type="string" office:string-value="randomforest_2000_6_10_0.9_0_0_90_0_0" calcext:value-type="string">
            <text:p>randomforest_2000_6_10_0.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1]&amp;&quot;_&quot;&amp;[.E51]&amp;&quot;_&quot;&amp;[.G51]&amp;&quot;_&quot;&amp;[.I51]&amp;&quot;_&quot;&amp;[.K51]&amp;&quot;_&quot;&amp;[.O51]&amp;&quot;_&quot;&amp;[.Q51]&amp;&quot;_&quot;&amp;[.M51]&amp;&quot;_&quot;&amp;[.S51]&amp;&quot;_&quot;&amp;[.U51]" office:value-type="string" office:string-value="randomforest_2000_6_10_0.8_0_0_90_0_0" calcext:value-type="string">
            <text:p>randomforest_2000_6_10_0.8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2]&amp;&quot;_&quot;&amp;[.E52]&amp;&quot;_&quot;&amp;[.G52]&amp;&quot;_&quot;&amp;[.I52]&amp;&quot;_&quot;&amp;[.K52]&amp;&quot;_&quot;&amp;[.O52]&amp;&quot;_&quot;&amp;[.Q52]&amp;&quot;_&quot;&amp;[.M52]&amp;&quot;_&quot;&amp;[.S52]&amp;&quot;_&quot;&amp;[.U52]" office:value-type="string" office:string-value="randomforest_2000_6_10_0.7_0_0_90_0_0" calcext:value-type="string">
            <text:p>randomforest_2000_6_10_0.7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3]&amp;&quot;_&quot;&amp;[.E53]&amp;&quot;_&quot;&amp;[.G53]&amp;&quot;_&quot;&amp;[.I53]&amp;&quot;_&quot;&amp;[.K53]&amp;&quot;_&quot;&amp;[.O53]&amp;&quot;_&quot;&amp;[.Q53]&amp;&quot;_&quot;&amp;[.M53]&amp;&quot;_&quot;&amp;[.S53]&amp;&quot;_&quot;&amp;[.U53]" office:value-type="string" office:string-value="randomforest_2000_6_10_0.6_0_0_90_0_0" calcext:value-type="string">
            <text:p>randomforest_2000_6_10_0.6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4]&amp;&quot;_&quot;&amp;[.E54]&amp;&quot;_&quot;&amp;[.G54]&amp;&quot;_&quot;&amp;[.I54]&amp;&quot;_&quot;&amp;[.K54]&amp;&quot;_&quot;&amp;[.O54]&amp;&quot;_&quot;&amp;[.Q54]&amp;&quot;_&quot;&amp;[.M54]&amp;&quot;_&quot;&amp;[.S54]&amp;&quot;_&quot;&amp;[.U54]" office:value-type="string" office:string-value="randomforest_2000_6_10_0.5_0_0_90_0_0" calcext:value-type="string">
            <text:p>randomforest_2000_6_10_0.5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5]&amp;&quot;_&quot;&amp;[.E55]&amp;&quot;_&quot;&amp;[.G55]&amp;&quot;_&quot;&amp;[.I55]&amp;&quot;_&quot;&amp;[.K55]&amp;&quot;_&quot;&amp;[.O55]&amp;&quot;_&quot;&amp;[.Q55]&amp;&quot;_&quot;&amp;[.M55]&amp;&quot;_&quot;&amp;[.S55]&amp;&quot;_&quot;&amp;[.U55]" office:value-type="string" office:string-value="randomforest_2000_6_10_0.4_0_0_90_0_0" calcext:value-type="string">
            <text:p>randomforest_2000_6_10_0.4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6]&amp;&quot;_&quot;&amp;[.E56]&amp;&quot;_&quot;&amp;[.G56]&amp;&quot;_&quot;&amp;[.I56]&amp;&quot;_&quot;&amp;[.K56]&amp;&quot;_&quot;&amp;[.O56]&amp;&quot;_&quot;&amp;[.Q56]&amp;&quot;_&quot;&amp;[.M56]&amp;&quot;_&quot;&amp;[.S56]&amp;&quot;_&quot;&amp;[.U56]" office:value-type="string" office:string-value="extratree_1000_6_10_0.999999_0_0_90_0_0" calcext:value-type="string">
            <text:p>extratree_1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7]&amp;&quot;_&quot;&amp;[.E57]&amp;&quot;_&quot;&amp;[.G57]&amp;&quot;_&quot;&amp;[.I57]&amp;&quot;_&quot;&amp;[.K57]&amp;&quot;_&quot;&amp;[.O57]&amp;&quot;_&quot;&amp;[.Q57]&amp;&quot;_&quot;&amp;[.M57]&amp;&quot;_&quot;&amp;[.S57]&amp;&quot;_&quot;&amp;[.U57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8]&amp;&quot;_&quot;&amp;[.E58]&amp;&quot;_&quot;&amp;[.G58]&amp;&quot;_&quot;&amp;[.I58]&amp;&quot;_&quot;&amp;[.K58]&amp;&quot;_&quot;&amp;[.O58]&amp;&quot;_&quot;&amp;[.Q58]&amp;&quot;_&quot;&amp;[.M58]&amp;&quot;_&quot;&amp;[.S58]&amp;&quot;_&quot;&amp;[.U58]" office:value-type="string" office:string-value="extratree_4000_6_10_0.999999_0_0_90_0_0" calcext:value-type="string">
            <text:p>extratree_4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59]&amp;&quot;_&quot;&amp;[.E59]&amp;&quot;_&quot;&amp;[.G59]&amp;&quot;_&quot;&amp;[.I59]&amp;&quot;_&quot;&amp;[.K59]&amp;&quot;_&quot;&amp;[.O59]&amp;&quot;_&quot;&amp;[.Q59]&amp;&quot;_&quot;&amp;[.M59]&amp;&quot;_&quot;&amp;[.S59]&amp;&quot;_&quot;&amp;[.U59]" office:value-type="string" office:string-value="extratree_1000_6_100_0.999999_0_0_90_0_0" calcext:value-type="string">
            <text:p>extratree_1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0]&amp;&quot;_&quot;&amp;[.E60]&amp;&quot;_&quot;&amp;[.G60]&amp;&quot;_&quot;&amp;[.I60]&amp;&quot;_&quot;&amp;[.K60]&amp;&quot;_&quot;&amp;[.O60]&amp;&quot;_&quot;&amp;[.Q60]&amp;&quot;_&quot;&amp;[.M60]&amp;&quot;_&quot;&amp;[.S60]&amp;&quot;_&quot;&amp;[.U60]" office:value-type="string" office:string-value="extratree_2000_6_100_0.999999_0_0_90_0_0" calcext:value-type="string">
            <text:p>extratree_2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1]&amp;&quot;_&quot;&amp;[.E61]&amp;&quot;_&quot;&amp;[.G61]&amp;&quot;_&quot;&amp;[.I61]&amp;&quot;_&quot;&amp;[.K61]&amp;&quot;_&quot;&amp;[.O61]&amp;&quot;_&quot;&amp;[.Q61]&amp;&quot;_&quot;&amp;[.M61]&amp;&quot;_&quot;&amp;[.S61]&amp;&quot;_&quot;&amp;[.U61]" office:value-type="string" office:string-value="extratree_4000_6_100_0.999999_0_0_90_0_0" calcext:value-type="string">
            <text:p>extratree_4000_6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2]&amp;&quot;_&quot;&amp;[.E62]&amp;&quot;_&quot;&amp;[.G62]&amp;&quot;_&quot;&amp;[.I62]&amp;&quot;_&quot;&amp;[.K62]&amp;&quot;_&quot;&amp;[.O62]&amp;&quot;_&quot;&amp;[.Q62]&amp;&quot;_&quot;&amp;[.M62]&amp;&quot;_&quot;&amp;[.S62]&amp;&quot;_&quot;&amp;[.U62]" office:value-type="string" office:string-value="extratree_1000_6_500_0.999999_0_0_90_0_0" calcext:value-type="string">
            <text:p>extratree_1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3]&amp;&quot;_&quot;&amp;[.E63]&amp;&quot;_&quot;&amp;[.G63]&amp;&quot;_&quot;&amp;[.I63]&amp;&quot;_&quot;&amp;[.K63]&amp;&quot;_&quot;&amp;[.O63]&amp;&quot;_&quot;&amp;[.Q63]&amp;&quot;_&quot;&amp;[.M63]&amp;&quot;_&quot;&amp;[.S63]&amp;&quot;_&quot;&amp;[.U63]" office:value-type="string" office:string-value="extratree_2000_6_500_0.999999_0_0_90_0_0" calcext:value-type="string">
            <text:p>extratree_2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4]&amp;&quot;_&quot;&amp;[.E64]&amp;&quot;_&quot;&amp;[.G64]&amp;&quot;_&quot;&amp;[.I64]&amp;&quot;_&quot;&amp;[.K64]&amp;&quot;_&quot;&amp;[.O64]&amp;&quot;_&quot;&amp;[.Q64]&amp;&quot;_&quot;&amp;[.M64]&amp;&quot;_&quot;&amp;[.S64]&amp;&quot;_&quot;&amp;[.U64]" office:value-type="string" office:string-value="extratree_4000_6_500_0.999999_0_0_90_0_0" calcext:value-type="string">
            <text:p>extratree_4000_6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5]&amp;&quot;_&quot;&amp;[.E65]&amp;&quot;_&quot;&amp;[.G65]&amp;&quot;_&quot;&amp;[.I65]&amp;&quot;_&quot;&amp;[.K65]&amp;&quot;_&quot;&amp;[.O65]&amp;&quot;_&quot;&amp;[.Q65]&amp;&quot;_&quot;&amp;[.M65]&amp;&quot;_&quot;&amp;[.S65]&amp;&quot;_&quot;&amp;[.U65]" office:value-type="string" office:string-value="extratree_2000_6_10_0.999999_0_0_95_0_0" calcext:value-type="string">
            <text:p>extratree_2000_6_10_0.999999_0_0_9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6]&amp;&quot;_&quot;&amp;[.E66]&amp;&quot;_&quot;&amp;[.G66]&amp;&quot;_&quot;&amp;[.I66]&amp;&quot;_&quot;&amp;[.K66]&amp;&quot;_&quot;&amp;[.O66]&amp;&quot;_&quot;&amp;[.Q66]&amp;&quot;_&quot;&amp;[.M66]&amp;&quot;_&quot;&amp;[.S66]&amp;&quot;_&quot;&amp;[.U66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7]&amp;&quot;_&quot;&amp;[.E67]&amp;&quot;_&quot;&amp;[.G67]&amp;&quot;_&quot;&amp;[.I67]&amp;&quot;_&quot;&amp;[.K67]&amp;&quot;_&quot;&amp;[.O67]&amp;&quot;_&quot;&amp;[.Q67]&amp;&quot;_&quot;&amp;[.M67]&amp;&quot;_&quot;&amp;[.S67]&amp;&quot;_&quot;&amp;[.U67]" office:value-type="string" office:string-value="extratree_2000_6_10_0.999999_0_0_85_0_0" calcext:value-type="string">
            <text:p>extratree_2000_6_10_0.999999_0_0_8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8]&amp;&quot;_&quot;&amp;[.E68]&amp;&quot;_&quot;&amp;[.G68]&amp;&quot;_&quot;&amp;[.I68]&amp;&quot;_&quot;&amp;[.K68]&amp;&quot;_&quot;&amp;[.O68]&amp;&quot;_&quot;&amp;[.Q68]&amp;&quot;_&quot;&amp;[.M68]&amp;&quot;_&quot;&amp;[.S68]&amp;&quot;_&quot;&amp;[.U68]" office:value-type="string" office:string-value="extratree_2000_6_10_0.999999_0_0_80_0_0" calcext:value-type="string">
            <text:p>extratree_2000_6_10_0.999999_0_0_8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69]&amp;&quot;_&quot;&amp;[.E69]&amp;&quot;_&quot;&amp;[.G69]&amp;&quot;_&quot;&amp;[.I69]&amp;&quot;_&quot;&amp;[.K69]&amp;&quot;_&quot;&amp;[.O69]&amp;&quot;_&quot;&amp;[.Q69]&amp;&quot;_&quot;&amp;[.M69]&amp;&quot;_&quot;&amp;[.S69]&amp;&quot;_&quot;&amp;[.U69]" office:value-type="string" office:string-value="extratree_2000_6_10_0.999999_0_0_75_0_0" calcext:value-type="string">
            <text:p>extratree_2000_6_10_0.999999_0_0_7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0]&amp;&quot;_&quot;&amp;[.E70]&amp;&quot;_&quot;&amp;[.G70]&amp;&quot;_&quot;&amp;[.I70]&amp;&quot;_&quot;&amp;[.K70]&amp;&quot;_&quot;&amp;[.O70]&amp;&quot;_&quot;&amp;[.Q70]&amp;&quot;_&quot;&amp;[.M70]&amp;&quot;_&quot;&amp;[.S70]&amp;&quot;_&quot;&amp;[.U70]" office:value-type="string" office:string-value="extratree_2000_6_10_0.999999_0_0_70_0_0" calcext:value-type="string">
            <text:p>extratree_2000_6_10_0.999999_0_0_7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1]&amp;&quot;_&quot;&amp;[.E71]&amp;&quot;_&quot;&amp;[.G71]&amp;&quot;_&quot;&amp;[.I71]&amp;&quot;_&quot;&amp;[.K71]&amp;&quot;_&quot;&amp;[.O71]&amp;&quot;_&quot;&amp;[.Q71]&amp;&quot;_&quot;&amp;[.M71]&amp;&quot;_&quot;&amp;[.S71]&amp;&quot;_&quot;&amp;[.U71]" office:value-type="string" office:string-value="extratree_2000_6_10_0.999999_0_0_65_0_0" calcext:value-type="string">
            <text:p>extratree_2000_6_10_0.999999_0_0_6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2]&amp;&quot;_&quot;&amp;[.E72]&amp;&quot;_&quot;&amp;[.G72]&amp;&quot;_&quot;&amp;[.I72]&amp;&quot;_&quot;&amp;[.K72]&amp;&quot;_&quot;&amp;[.O72]&amp;&quot;_&quot;&amp;[.Q72]&amp;&quot;_&quot;&amp;[.M72]&amp;&quot;_&quot;&amp;[.S72]&amp;&quot;_&quot;&amp;[.U72]" office:value-type="string" office:string-value="extratree_2000_6_10_0.999999_0_0_60_0_0" calcext:value-type="string">
            <text:p>extratree_2000_6_10_0.999999_0_0_6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3]&amp;&quot;_&quot;&amp;[.E73]&amp;&quot;_&quot;&amp;[.G73]&amp;&quot;_&quot;&amp;[.I73]&amp;&quot;_&quot;&amp;[.K73]&amp;&quot;_&quot;&amp;[.O73]&amp;&quot;_&quot;&amp;[.Q73]&amp;&quot;_&quot;&amp;[.M73]&amp;&quot;_&quot;&amp;[.S73]&amp;&quot;_&quot;&amp;[.U73]" office:value-type="string" office:string-value="extratree_2000_6_10_0.999999_0_0_50_0_0" calcext:value-type="string">
            <text:p>extratree_2000_6_10_0.999999_0_0_5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4]&amp;&quot;_&quot;&amp;[.E74]&amp;&quot;_&quot;&amp;[.G74]&amp;&quot;_&quot;&amp;[.I74]&amp;&quot;_&quot;&amp;[.K74]&amp;&quot;_&quot;&amp;[.O74]&amp;&quot;_&quot;&amp;[.Q74]&amp;&quot;_&quot;&amp;[.M74]&amp;&quot;_&quot;&amp;[.S74]&amp;&quot;_&quot;&amp;[.U74]" office:value-type="string" office:string-value="extratree_2000_6_10_0.999999_0_0_40_0_0" calcext:value-type="string">
            <text:p>extratree_2000_6_10_0.999999_0_0_4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5]&amp;&quot;_&quot;&amp;[.E75]&amp;&quot;_&quot;&amp;[.G75]&amp;&quot;_&quot;&amp;[.I75]&amp;&quot;_&quot;&amp;[.K75]&amp;&quot;_&quot;&amp;[.O75]&amp;&quot;_&quot;&amp;[.Q75]&amp;&quot;_&quot;&amp;[.M75]&amp;&quot;_&quot;&amp;[.S75]&amp;&quot;_&quot;&amp;[.U75]" office:value-type="string" office:string-value="extratree_2000_6_10_0.999999_0_0_20_0_0" calcext:value-type="string">
            <text:p>extratree_2000_6_10_0.999999_0_0_2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6]&amp;&quot;_&quot;&amp;[.E76]&amp;&quot;_&quot;&amp;[.G76]&amp;&quot;_&quot;&amp;[.I76]&amp;&quot;_&quot;&amp;[.K76]&amp;&quot;_&quot;&amp;[.O76]&amp;&quot;_&quot;&amp;[.Q76]&amp;&quot;_&quot;&amp;[.M76]&amp;&quot;_&quot;&amp;[.S76]&amp;&quot;_&quot;&amp;[.U76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7]&amp;&quot;_&quot;&amp;[.E77]&amp;&quot;_&quot;&amp;[.G77]&amp;&quot;_&quot;&amp;[.I77]&amp;&quot;_&quot;&amp;[.K77]&amp;&quot;_&quot;&amp;[.O77]&amp;&quot;_&quot;&amp;[.Q77]&amp;&quot;_&quot;&amp;[.M77]&amp;&quot;_&quot;&amp;[.S77]&amp;&quot;_&quot;&amp;[.U77]" office:value-type="string" office:string-value="extratree_2000_6_10_0.9_0_0_90_0_0" calcext:value-type="string">
            <text:p>extratree_2000_6_10_0.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8]&amp;&quot;_&quot;&amp;[.E78]&amp;&quot;_&quot;&amp;[.G78]&amp;&quot;_&quot;&amp;[.I78]&amp;&quot;_&quot;&amp;[.K78]&amp;&quot;_&quot;&amp;[.O78]&amp;&quot;_&quot;&amp;[.Q78]&amp;&quot;_&quot;&amp;[.M78]&amp;&quot;_&quot;&amp;[.S78]&amp;&quot;_&quot;&amp;[.U78]" office:value-type="string" office:string-value="extratree_2000_6_10_0.8_0_0_90_0_0" calcext:value-type="string">
            <text:p>extratree_2000_6_10_0.8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79]&amp;&quot;_&quot;&amp;[.E79]&amp;&quot;_&quot;&amp;[.G79]&amp;&quot;_&quot;&amp;[.I79]&amp;&quot;_&quot;&amp;[.K79]&amp;&quot;_&quot;&amp;[.O79]&amp;&quot;_&quot;&amp;[.Q79]&amp;&quot;_&quot;&amp;[.M79]&amp;&quot;_&quot;&amp;[.S79]&amp;&quot;_&quot;&amp;[.U79]" office:value-type="string" office:string-value="extratree_2000_6_10_0.7_0_0_90_0_0" calcext:value-type="string">
            <text:p>extratree_2000_6_10_0.7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0]&amp;&quot;_&quot;&amp;[.E80]&amp;&quot;_&quot;&amp;[.G80]&amp;&quot;_&quot;&amp;[.I80]&amp;&quot;_&quot;&amp;[.K80]&amp;&quot;_&quot;&amp;[.O80]&amp;&quot;_&quot;&amp;[.Q80]&amp;&quot;_&quot;&amp;[.M80]&amp;&quot;_&quot;&amp;[.S80]&amp;&quot;_&quot;&amp;[.U80]" office:value-type="string" office:string-value="extratree_2000_6_10_0.6_0_0_90_0_0" calcext:value-type="string">
            <text:p>extratree_2000_6_10_0.6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1]&amp;&quot;_&quot;&amp;[.E81]&amp;&quot;_&quot;&amp;[.G81]&amp;&quot;_&quot;&amp;[.I81]&amp;&quot;_&quot;&amp;[.K81]&amp;&quot;_&quot;&amp;[.O81]&amp;&quot;_&quot;&amp;[.Q81]&amp;&quot;_&quot;&amp;[.M81]&amp;&quot;_&quot;&amp;[.S81]&amp;&quot;_&quot;&amp;[.U81]" office:value-type="string" office:string-value="extratree_2000_6_10_0.5_0_0_90_0_0" calcext:value-type="string">
            <text:p>extratree_2000_6_10_0.5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2]&amp;&quot;_&quot;&amp;[.E82]&amp;&quot;_&quot;&amp;[.G82]&amp;&quot;_&quot;&amp;[.I82]&amp;&quot;_&quot;&amp;[.K82]&amp;&quot;_&quot;&amp;[.O82]&amp;&quot;_&quot;&amp;[.Q82]&amp;&quot;_&quot;&amp;[.M82]&amp;&quot;_&quot;&amp;[.S82]&amp;&quot;_&quot;&amp;[.U82]" office:value-type="string" office:string-value="extratree_2000_6_10_0.4_0_0_90_0_0" calcext:value-type="string">
            <text:p>extratree_2000_6_10_0.4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3]&amp;&quot;_&quot;&amp;[.E83]&amp;&quot;_&quot;&amp;[.G83]&amp;&quot;_&quot;&amp;[.I83]&amp;&quot;_&quot;&amp;[.K83]&amp;&quot;_&quot;&amp;[.O83]&amp;&quot;_&quot;&amp;[.Q83]&amp;&quot;_&quot;&amp;[.M83]&amp;&quot;_&quot;&amp;[.S83]&amp;&quot;_&quot;&amp;[.U83]" office:value-type="string" office:string-value="xgboost_1000_3_0_0.999999_0.05_0.8_90_0_0" calcext:value-type="string">
            <text:p>xgboost_1000_3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4]&amp;&quot;_&quot;&amp;[.E84]&amp;&quot;_&quot;&amp;[.G84]&amp;&quot;_&quot;&amp;[.I84]&amp;&quot;_&quot;&amp;[.K84]&amp;&quot;_&quot;&amp;[.O84]&amp;&quot;_&quot;&amp;[.Q84]&amp;&quot;_&quot;&amp;[.M84]&amp;&quot;_&quot;&amp;[.S84]&amp;&quot;_&quot;&amp;[.U84]" office:value-type="string" office:string-value="xgboost_1000_3_0_0.999999_0.05_0.8_90_1_0" calcext:value-type="string">
            <text:p>xgboost_1000_3_0_0.999999_0.05_0.8_90_1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5]&amp;&quot;_&quot;&amp;[.E85]&amp;&quot;_&quot;&amp;[.G85]&amp;&quot;_&quot;&amp;[.I85]&amp;&quot;_&quot;&amp;[.K85]&amp;&quot;_&quot;&amp;[.O85]&amp;&quot;_&quot;&amp;[.Q85]&amp;&quot;_&quot;&amp;[.M85]&amp;&quot;_&quot;&amp;[.S85]&amp;&quot;_&quot;&amp;[.U85]" office:value-type="string" office:string-value="xgboost_1000_3_0_0.999999_0.05_0.8_90_5_0" calcext:value-type="string">
            <text:p>xgboost_1000_3_0_0.999999_0.05_0.8_90_5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6]&amp;&quot;_&quot;&amp;[.E86]&amp;&quot;_&quot;&amp;[.G86]&amp;&quot;_&quot;&amp;[.I86]&amp;&quot;_&quot;&amp;[.K86]&amp;&quot;_&quot;&amp;[.O86]&amp;&quot;_&quot;&amp;[.Q86]&amp;&quot;_&quot;&amp;[.M86]&amp;&quot;_&quot;&amp;[.S86]&amp;&quot;_&quot;&amp;[.U86]" office:value-type="string" office:string-value="xgboost_1000_3_0_0.999999_0.05_0.8_90_25_0" calcext:value-type="string">
            <text:p>xgboost_1000_3_0_0.999999_0.05_0.8_90_25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7]&amp;&quot;_&quot;&amp;[.E87]&amp;&quot;_&quot;&amp;[.G87]&amp;&quot;_&quot;&amp;[.I87]&amp;&quot;_&quot;&amp;[.K87]&amp;&quot;_&quot;&amp;[.O87]&amp;&quot;_&quot;&amp;[.Q87]&amp;&quot;_&quot;&amp;[.M87]&amp;&quot;_&quot;&amp;[.S87]&amp;&quot;_&quot;&amp;[.U87]" office:value-type="string" office:string-value="xgboost_1000_3_0_0.999999_0.05_0.8_90_200_0" calcext:value-type="string">
            <text:p>xgboost_1000_3_0_0.999999_0.05_0.8_90_20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88]&amp;&quot;_&quot;&amp;[.E88]&amp;&quot;_&quot;&amp;[.G88]&amp;&quot;_&quot;&amp;[.I88]&amp;&quot;_&quot;&amp;[.K88]&amp;&quot;_&quot;&amp;[.O88]&amp;&quot;_&quot;&amp;[.Q88]&amp;&quot;_&quot;&amp;[.M88]&amp;&quot;_&quot;&amp;[.S88]&amp;&quot;_&quot;&amp;[.U88]" office:value-type="string" office:string-value="xgboost_1000_3_0_0.999999_0.05_0.8_90_0_1" calcext:value-type="string">
            <text:p>xgboost_1000_3_0_0.999999_0.05_0.8_90_0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89]&amp;&quot;_&quot;&amp;[.E89]&amp;&quot;_&quot;&amp;[.G89]&amp;&quot;_&quot;&amp;[.I89]&amp;&quot;_&quot;&amp;[.K89]&amp;&quot;_&quot;&amp;[.O89]&amp;&quot;_&quot;&amp;[.Q89]&amp;&quot;_&quot;&amp;[.M89]&amp;&quot;_&quot;&amp;[.S89]&amp;&quot;_&quot;&amp;[.U89]" office:value-type="string" office:string-value="xgboost_1000_3_0_0.999999_0.05_0.8_90_1_1" calcext:value-type="string">
            <text:p>xgboost_1000_3_0_0.999999_0.05_0.8_90_1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90]&amp;&quot;_&quot;&amp;[.E90]&amp;&quot;_&quot;&amp;[.G90]&amp;&quot;_&quot;&amp;[.I90]&amp;&quot;_&quot;&amp;[.K90]&amp;&quot;_&quot;&amp;[.O90]&amp;&quot;_&quot;&amp;[.Q90]&amp;&quot;_&quot;&amp;[.M90]&amp;&quot;_&quot;&amp;[.S90]&amp;&quot;_&quot;&amp;[.U90]" office:value-type="string" office:string-value="xgboost_1000_3_0_0.999999_0.05_0.8_90_5_1" calcext:value-type="string">
            <text:p>xgboost_1000_3_0_0.999999_0.05_0.8_90_5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91]&amp;&quot;_&quot;&amp;[.E91]&amp;&quot;_&quot;&amp;[.G91]&amp;&quot;_&quot;&amp;[.I91]&amp;&quot;_&quot;&amp;[.K91]&amp;&quot;_&quot;&amp;[.O91]&amp;&quot;_&quot;&amp;[.Q91]&amp;&quot;_&quot;&amp;[.M91]&amp;&quot;_&quot;&amp;[.S91]&amp;&quot;_&quot;&amp;[.U91]" office:value-type="string" office:string-value="xgboost_1000_3_0_0.999999_0.05_0.8_90_25_1" calcext:value-type="string">
            <text:p>xgboost_1000_3_0_0.999999_0.05_0.8_90_25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92]&amp;&quot;_&quot;&amp;[.E92]&amp;&quot;_&quot;&amp;[.G92]&amp;&quot;_&quot;&amp;[.I92]&amp;&quot;_&quot;&amp;[.K92]&amp;&quot;_&quot;&amp;[.O92]&amp;&quot;_&quot;&amp;[.Q92]&amp;&quot;_&quot;&amp;[.M92]&amp;&quot;_&quot;&amp;[.S92]&amp;&quot;_&quot;&amp;[.U92]" office:value-type="string" office:string-value="xgboost_1000_3_0_0.999999_0.05_0.8_90_200_1" calcext:value-type="string">
            <text:p>xgboost_1000_3_0_0.999999_0.05_0.8_90_200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93]&amp;&quot;_&quot;&amp;[.E93]&amp;&quot;_&quot;&amp;[.G93]&amp;&quot;_&quot;&amp;[.I93]&amp;&quot;_&quot;&amp;[.K93]&amp;&quot;_&quot;&amp;[.O93]&amp;&quot;_&quot;&amp;[.Q93]&amp;&quot;_&quot;&amp;[.M93]&amp;&quot;_&quot;&amp;[.S93]&amp;&quot;_&quot;&amp;[.U93]" office:value-type="string" office:string-value="xgboost_1000_3_0_0.999999_0.05_0.8_90_0_5" calcext:value-type="string">
            <text:p>xgboost_1000_3_0_0.999999_0.05_0.8_90_0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94]&amp;&quot;_&quot;&amp;[.E94]&amp;&quot;_&quot;&amp;[.G94]&amp;&quot;_&quot;&amp;[.I94]&amp;&quot;_&quot;&amp;[.K94]&amp;&quot;_&quot;&amp;[.O94]&amp;&quot;_&quot;&amp;[.Q94]&amp;&quot;_&quot;&amp;[.M94]&amp;&quot;_&quot;&amp;[.S94]&amp;&quot;_&quot;&amp;[.U94]" office:value-type="string" office:string-value="xgboost_1000_3_0_0.999999_0.05_0.8_90_1_5" calcext:value-type="string">
            <text:p>xgboost_1000_3_0_0.999999_0.05_0.8_90_1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95]&amp;&quot;_&quot;&amp;[.E95]&amp;&quot;_&quot;&amp;[.G95]&amp;&quot;_&quot;&amp;[.I95]&amp;&quot;_&quot;&amp;[.K95]&amp;&quot;_&quot;&amp;[.O95]&amp;&quot;_&quot;&amp;[.Q95]&amp;&quot;_&quot;&amp;[.M95]&amp;&quot;_&quot;&amp;[.S95]&amp;&quot;_&quot;&amp;[.U95]" office:value-type="string" office:string-value="xgboost_1000_3_0_0.999999_0.05_0.8_90_5_5" calcext:value-type="string">
            <text:p>xgboost_1000_3_0_0.999999_0.05_0.8_90_5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96]&amp;&quot;_&quot;&amp;[.E96]&amp;&quot;_&quot;&amp;[.G96]&amp;&quot;_&quot;&amp;[.I96]&amp;&quot;_&quot;&amp;[.K96]&amp;&quot;_&quot;&amp;[.O96]&amp;&quot;_&quot;&amp;[.Q96]&amp;&quot;_&quot;&amp;[.M96]&amp;&quot;_&quot;&amp;[.S96]&amp;&quot;_&quot;&amp;[.U96]" office:value-type="string" office:string-value="xgboost_1000_3_0_0.999999_0.05_0.8_90_25_5" calcext:value-type="string">
            <text:p>xgboost_1000_3_0_0.999999_0.05_0.8_90_25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97]&amp;&quot;_&quot;&amp;[.E97]&amp;&quot;_&quot;&amp;[.G97]&amp;&quot;_&quot;&amp;[.I97]&amp;&quot;_&quot;&amp;[.K97]&amp;&quot;_&quot;&amp;[.O97]&amp;&quot;_&quot;&amp;[.Q97]&amp;&quot;_&quot;&amp;[.M97]&amp;&quot;_&quot;&amp;[.S97]&amp;&quot;_&quot;&amp;[.U97]" office:value-type="string" office:string-value="xgboost_1000_3_0_0.999999_0.05_0.8_90_200_5" calcext:value-type="string">
            <text:p>xgboost_1000_3_0_0.999999_0.05_0.8_90_200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98]&amp;&quot;_&quot;&amp;[.E98]&amp;&quot;_&quot;&amp;[.G98]&amp;&quot;_&quot;&amp;[.I98]&amp;&quot;_&quot;&amp;[.K98]&amp;&quot;_&quot;&amp;[.O98]&amp;&quot;_&quot;&amp;[.Q98]&amp;&quot;_&quot;&amp;[.M98]&amp;&quot;_&quot;&amp;[.S98]&amp;&quot;_&quot;&amp;[.U98]" office:value-type="string" office:string-value="xgboost_1000_3_0_0.999999_0.05_0.8_90_0_25" calcext:value-type="string">
            <text:p>xgboost_1000_3_0_0.999999_0.05_0.8_90_0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99]&amp;&quot;_&quot;&amp;[.E99]&amp;&quot;_&quot;&amp;[.G99]&amp;&quot;_&quot;&amp;[.I99]&amp;&quot;_&quot;&amp;[.K99]&amp;&quot;_&quot;&amp;[.O99]&amp;&quot;_&quot;&amp;[.Q99]&amp;&quot;_&quot;&amp;[.M99]&amp;&quot;_&quot;&amp;[.S99]&amp;&quot;_&quot;&amp;[.U99]" office:value-type="string" office:string-value="xgboost_1000_3_0_0.999999_0.05_0.8_90_1_25" calcext:value-type="string">
            <text:p>xgboost_1000_3_0_0.999999_0.05_0.8_90_1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00]&amp;&quot;_&quot;&amp;[.E100]&amp;&quot;_&quot;&amp;[.G100]&amp;&quot;_&quot;&amp;[.I100]&amp;&quot;_&quot;&amp;[.K100]&amp;&quot;_&quot;&amp;[.O100]&amp;&quot;_&quot;&amp;[.Q100]&amp;&quot;_&quot;&amp;[.M100]&amp;&quot;_&quot;&amp;[.S100]&amp;&quot;_&quot;&amp;[.U100]" office:value-type="string" office:string-value="xgboost_1000_3_0_0.999999_0.05_0.8_90_5_25" calcext:value-type="string">
            <text:p>xgboost_1000_3_0_0.999999_0.05_0.8_90_5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01]&amp;&quot;_&quot;&amp;[.E101]&amp;&quot;_&quot;&amp;[.G101]&amp;&quot;_&quot;&amp;[.I101]&amp;&quot;_&quot;&amp;[.K101]&amp;&quot;_&quot;&amp;[.O101]&amp;&quot;_&quot;&amp;[.Q101]&amp;&quot;_&quot;&amp;[.M101]&amp;&quot;_&quot;&amp;[.S101]&amp;&quot;_&quot;&amp;[.U101]" office:value-type="string" office:string-value="xgboost_1000_3_0_0.999999_0.05_0.8_90_25_25" calcext:value-type="string">
            <text:p>xgboost_1000_3_0_0.999999_0.05_0.8_90_25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02]&amp;&quot;_&quot;&amp;[.E102]&amp;&quot;_&quot;&amp;[.G102]&amp;&quot;_&quot;&amp;[.I102]&amp;&quot;_&quot;&amp;[.K102]&amp;&quot;_&quot;&amp;[.O102]&amp;&quot;_&quot;&amp;[.Q102]&amp;&quot;_&quot;&amp;[.M102]&amp;&quot;_&quot;&amp;[.S102]&amp;&quot;_&quot;&amp;[.U102]" office:value-type="string" office:string-value="xgboost_1000_3_0_0.999999_0.05_0.8_90_200_25" calcext:value-type="string">
            <text:p>xgboost_1000_3_0_0.999999_0.05_0.8_90_200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03]&amp;&quot;_&quot;&amp;[.E103]&amp;&quot;_&quot;&amp;[.G103]&amp;&quot;_&quot;&amp;[.I103]&amp;&quot;_&quot;&amp;[.K103]&amp;&quot;_&quot;&amp;[.O103]&amp;&quot;_&quot;&amp;[.Q103]&amp;&quot;_&quot;&amp;[.M103]&amp;&quot;_&quot;&amp;[.S103]&amp;&quot;_&quot;&amp;[.U103]" office:value-type="string" office:string-value="xgboost_1000_3_0_0.999999_0.05_0.8_90_0_200" calcext:value-type="string">
            <text:p>xgboost_1000_3_0_0.999999_0.05_0.8_90_0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04]&amp;&quot;_&quot;&amp;[.E104]&amp;&quot;_&quot;&amp;[.G104]&amp;&quot;_&quot;&amp;[.I104]&amp;&quot;_&quot;&amp;[.K104]&amp;&quot;_&quot;&amp;[.O104]&amp;&quot;_&quot;&amp;[.Q104]&amp;&quot;_&quot;&amp;[.M104]&amp;&quot;_&quot;&amp;[.S104]&amp;&quot;_&quot;&amp;[.U104]" office:value-type="string" office:string-value="xgboost_1000_3_0_0.999999_0.05_0.8_90_1_200" calcext:value-type="string">
            <text:p>xgboost_1000_3_0_0.999999_0.05_0.8_90_1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05]&amp;&quot;_&quot;&amp;[.E105]&amp;&quot;_&quot;&amp;[.G105]&amp;&quot;_&quot;&amp;[.I105]&amp;&quot;_&quot;&amp;[.K105]&amp;&quot;_&quot;&amp;[.O105]&amp;&quot;_&quot;&amp;[.Q105]&amp;&quot;_&quot;&amp;[.M105]&amp;&quot;_&quot;&amp;[.S105]&amp;&quot;_&quot;&amp;[.U105]" office:value-type="string" office:string-value="xgboost_1000_3_0_0.999999_0.05_0.8_90_5_200" calcext:value-type="string">
            <text:p>xgboost_1000_3_0_0.999999_0.05_0.8_90_5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06]&amp;&quot;_&quot;&amp;[.E106]&amp;&quot;_&quot;&amp;[.G106]&amp;&quot;_&quot;&amp;[.I106]&amp;&quot;_&quot;&amp;[.K106]&amp;&quot;_&quot;&amp;[.O106]&amp;&quot;_&quot;&amp;[.Q106]&amp;&quot;_&quot;&amp;[.M106]&amp;&quot;_&quot;&amp;[.S106]&amp;&quot;_&quot;&amp;[.U106]" office:value-type="string" office:string-value="xgboost_1000_3_0_0.999999_0.05_0.8_90_25_200" calcext:value-type="string">
            <text:p>xgboost_1000_3_0_0.999999_0.05_0.8_90_25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07]&amp;&quot;_&quot;&amp;[.E107]&amp;&quot;_&quot;&amp;[.G107]&amp;&quot;_&quot;&amp;[.I107]&amp;&quot;_&quot;&amp;[.K107]&amp;&quot;_&quot;&amp;[.O107]&amp;&quot;_&quot;&amp;[.Q107]&amp;&quot;_&quot;&amp;[.M107]&amp;&quot;_&quot;&amp;[.S107]&amp;&quot;_&quot;&amp;[.U107]" office:value-type="string" office:string-value="xgboost_1000_3_0_0.999999_0.05_0.8_90_200_200" calcext:value-type="string">
            <text:p>xgboost_1000_3_0_0.999999_0.05_0.8_90_200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08]&amp;&quot;_&quot;&amp;[.E108]&amp;&quot;_&quot;&amp;[.G108]&amp;&quot;_&quot;&amp;[.I108]&amp;&quot;_&quot;&amp;[.K108]&amp;&quot;_&quot;&amp;[.O108]&amp;&quot;_&quot;&amp;[.Q108]&amp;&quot;_&quot;&amp;[.M108]&amp;&quot;_&quot;&amp;[.S108]&amp;&quot;_&quot;&amp;[.U108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09]&amp;&quot;_&quot;&amp;[.E109]&amp;&quot;_&quot;&amp;[.G109]&amp;&quot;_&quot;&amp;[.I109]&amp;&quot;_&quot;&amp;[.K109]&amp;&quot;_&quot;&amp;[.O109]&amp;&quot;_&quot;&amp;[.Q109]&amp;&quot;_&quot;&amp;[.M109]&amp;&quot;_&quot;&amp;[.S109]&amp;&quot;_&quot;&amp;[.U109]" office:value-type="string" office:string-value="xgboost_1000_6_0_0.999999_0.05_0.8_90_1_0" calcext:value-type="string">
            <text:p>xgboost_1000_6_0_0.999999_0.05_0.8_90_1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0]&amp;&quot;_&quot;&amp;[.E110]&amp;&quot;_&quot;&amp;[.G110]&amp;&quot;_&quot;&amp;[.I110]&amp;&quot;_&quot;&amp;[.K110]&amp;&quot;_&quot;&amp;[.O110]&amp;&quot;_&quot;&amp;[.Q110]&amp;&quot;_&quot;&amp;[.M110]&amp;&quot;_&quot;&amp;[.S110]&amp;&quot;_&quot;&amp;[.U110]" office:value-type="string" office:string-value="xgboost_1000_6_0_0.999999_0.05_0.8_90_5_0" calcext:value-type="string">
            <text:p>xgboost_1000_6_0_0.999999_0.05_0.8_90_5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1]&amp;&quot;_&quot;&amp;[.E111]&amp;&quot;_&quot;&amp;[.G111]&amp;&quot;_&quot;&amp;[.I111]&amp;&quot;_&quot;&amp;[.K111]&amp;&quot;_&quot;&amp;[.O111]&amp;&quot;_&quot;&amp;[.Q111]&amp;&quot;_&quot;&amp;[.M111]&amp;&quot;_&quot;&amp;[.S111]&amp;&quot;_&quot;&amp;[.U111]" office:value-type="string" office:string-value="xgboost_1000_6_0_0.999999_0.05_0.8_90_25_0" calcext:value-type="string">
            <text:p>xgboost_1000_6_0_0.999999_0.05_0.8_90_25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2]&amp;&quot;_&quot;&amp;[.E112]&amp;&quot;_&quot;&amp;[.G112]&amp;&quot;_&quot;&amp;[.I112]&amp;&quot;_&quot;&amp;[.K112]&amp;&quot;_&quot;&amp;[.O112]&amp;&quot;_&quot;&amp;[.Q112]&amp;&quot;_&quot;&amp;[.M112]&amp;&quot;_&quot;&amp;[.S112]&amp;&quot;_&quot;&amp;[.U112]" office:value-type="string" office:string-value="xgboost_1000_6_0_0.999999_0.05_0.8_90_200_0" calcext:value-type="string">
            <text:p>xgboost_1000_6_0_0.999999_0.05_0.8_90_20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3]&amp;&quot;_&quot;&amp;[.E113]&amp;&quot;_&quot;&amp;[.G113]&amp;&quot;_&quot;&amp;[.I113]&amp;&quot;_&quot;&amp;[.K113]&amp;&quot;_&quot;&amp;[.O113]&amp;&quot;_&quot;&amp;[.Q113]&amp;&quot;_&quot;&amp;[.M113]&amp;&quot;_&quot;&amp;[.S113]&amp;&quot;_&quot;&amp;[.U113]" office:value-type="string" office:string-value="xgboost_1000_6_0_0.999999_0.05_0.8_90_0_1" calcext:value-type="string">
            <text:p>xgboost_1000_6_0_0.999999_0.05_0.8_90_0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114]&amp;&quot;_&quot;&amp;[.E114]&amp;&quot;_&quot;&amp;[.G114]&amp;&quot;_&quot;&amp;[.I114]&amp;&quot;_&quot;&amp;[.K114]&amp;&quot;_&quot;&amp;[.O114]&amp;&quot;_&quot;&amp;[.Q114]&amp;&quot;_&quot;&amp;[.M114]&amp;&quot;_&quot;&amp;[.S114]&amp;&quot;_&quot;&amp;[.U114]" office:value-type="string" office:string-value="xgboost_1000_6_0_0.999999_0.05_0.8_90_1_1" calcext:value-type="string">
            <text:p>xgboost_1000_6_0_0.999999_0.05_0.8_90_1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115]&amp;&quot;_&quot;&amp;[.E115]&amp;&quot;_&quot;&amp;[.G115]&amp;&quot;_&quot;&amp;[.I115]&amp;&quot;_&quot;&amp;[.K115]&amp;&quot;_&quot;&amp;[.O115]&amp;&quot;_&quot;&amp;[.Q115]&amp;&quot;_&quot;&amp;[.M115]&amp;&quot;_&quot;&amp;[.S115]&amp;&quot;_&quot;&amp;[.U115]" office:value-type="string" office:string-value="xgboost_1000_6_0_0.999999_0.05_0.8_90_5_1" calcext:value-type="string">
            <text:p>xgboost_1000_6_0_0.999999_0.05_0.8_90_5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116]&amp;&quot;_&quot;&amp;[.E116]&amp;&quot;_&quot;&amp;[.G116]&amp;&quot;_&quot;&amp;[.I116]&amp;&quot;_&quot;&amp;[.K116]&amp;&quot;_&quot;&amp;[.O116]&amp;&quot;_&quot;&amp;[.Q116]&amp;&quot;_&quot;&amp;[.M116]&amp;&quot;_&quot;&amp;[.S116]&amp;&quot;_&quot;&amp;[.U116]" office:value-type="string" office:string-value="xgboost_1000_6_0_0.999999_0.05_0.8_90_25_1" calcext:value-type="string">
            <text:p>xgboost_1000_6_0_0.999999_0.05_0.8_90_25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117]&amp;&quot;_&quot;&amp;[.E117]&amp;&quot;_&quot;&amp;[.G117]&amp;&quot;_&quot;&amp;[.I117]&amp;&quot;_&quot;&amp;[.K117]&amp;&quot;_&quot;&amp;[.O117]&amp;&quot;_&quot;&amp;[.Q117]&amp;&quot;_&quot;&amp;[.M117]&amp;&quot;_&quot;&amp;[.S117]&amp;&quot;_&quot;&amp;[.U117]" office:value-type="string" office:string-value="xgboost_1000_6_0_0.999999_0.05_0.8_90_200_1" calcext:value-type="string">
            <text:p>xgboost_1000_6_0_0.999999_0.05_0.8_90_200_1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C118]&amp;&quot;_&quot;&amp;[.E118]&amp;&quot;_&quot;&amp;[.G118]&amp;&quot;_&quot;&amp;[.I118]&amp;&quot;_&quot;&amp;[.K118]&amp;&quot;_&quot;&amp;[.O118]&amp;&quot;_&quot;&amp;[.Q118]&amp;&quot;_&quot;&amp;[.M118]&amp;&quot;_&quot;&amp;[.S118]&amp;&quot;_&quot;&amp;[.U118]" office:value-type="string" office:string-value="xgboost_1000_6_0_0.999999_0.05_0.8_90_0_5" calcext:value-type="string">
            <text:p>xgboost_1000_6_0_0.999999_0.05_0.8_90_0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119]&amp;&quot;_&quot;&amp;[.E119]&amp;&quot;_&quot;&amp;[.G119]&amp;&quot;_&quot;&amp;[.I119]&amp;&quot;_&quot;&amp;[.K119]&amp;&quot;_&quot;&amp;[.O119]&amp;&quot;_&quot;&amp;[.Q119]&amp;&quot;_&quot;&amp;[.M119]&amp;&quot;_&quot;&amp;[.S119]&amp;&quot;_&quot;&amp;[.U119]" office:value-type="string" office:string-value="xgboost_1000_6_0_0.999999_0.05_0.8_90_1_5" calcext:value-type="string">
            <text:p>xgboost_1000_6_0_0.999999_0.05_0.8_90_1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120]&amp;&quot;_&quot;&amp;[.E120]&amp;&quot;_&quot;&amp;[.G120]&amp;&quot;_&quot;&amp;[.I120]&amp;&quot;_&quot;&amp;[.K120]&amp;&quot;_&quot;&amp;[.O120]&amp;&quot;_&quot;&amp;[.Q120]&amp;&quot;_&quot;&amp;[.M120]&amp;&quot;_&quot;&amp;[.S120]&amp;&quot;_&quot;&amp;[.U120]" office:value-type="string" office:string-value="xgboost_1000_6_0_0.999999_0.05_0.8_90_5_5" calcext:value-type="string">
            <text:p>xgboost_1000_6_0_0.999999_0.05_0.8_90_5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121]&amp;&quot;_&quot;&amp;[.E121]&amp;&quot;_&quot;&amp;[.G121]&amp;&quot;_&quot;&amp;[.I121]&amp;&quot;_&quot;&amp;[.K121]&amp;&quot;_&quot;&amp;[.O121]&amp;&quot;_&quot;&amp;[.Q121]&amp;&quot;_&quot;&amp;[.M121]&amp;&quot;_&quot;&amp;[.S121]&amp;&quot;_&quot;&amp;[.U121]" office:value-type="string" office:string-value="xgboost_1000_6_0_0.999999_0.05_0.8_90_25_5" calcext:value-type="string">
            <text:p>xgboost_1000_6_0_0.999999_0.05_0.8_90_25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122]&amp;&quot;_&quot;&amp;[.E122]&amp;&quot;_&quot;&amp;[.G122]&amp;&quot;_&quot;&amp;[.I122]&amp;&quot;_&quot;&amp;[.K122]&amp;&quot;_&quot;&amp;[.O122]&amp;&quot;_&quot;&amp;[.Q122]&amp;&quot;_&quot;&amp;[.M122]&amp;&quot;_&quot;&amp;[.S122]&amp;&quot;_&quot;&amp;[.U122]" office:value-type="string" office:string-value="xgboost_1000_6_0_0.999999_0.05_0.8_90_200_5" calcext:value-type="string">
            <text:p>xgboost_1000_6_0_0.999999_0.05_0.8_90_200_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C123]&amp;&quot;_&quot;&amp;[.E123]&amp;&quot;_&quot;&amp;[.G123]&amp;&quot;_&quot;&amp;[.I123]&amp;&quot;_&quot;&amp;[.K123]&amp;&quot;_&quot;&amp;[.O123]&amp;&quot;_&quot;&amp;[.Q123]&amp;&quot;_&quot;&amp;[.M123]&amp;&quot;_&quot;&amp;[.S123]&amp;&quot;_&quot;&amp;[.U123]" office:value-type="string" office:string-value="xgboost_1000_6_0_0.999999_0.05_0.8_90_0_25" calcext:value-type="string">
            <text:p>xgboost_1000_6_0_0.999999_0.05_0.8_90_0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24]&amp;&quot;_&quot;&amp;[.E124]&amp;&quot;_&quot;&amp;[.G124]&amp;&quot;_&quot;&amp;[.I124]&amp;&quot;_&quot;&amp;[.K124]&amp;&quot;_&quot;&amp;[.O124]&amp;&quot;_&quot;&amp;[.Q124]&amp;&quot;_&quot;&amp;[.M124]&amp;&quot;_&quot;&amp;[.S124]&amp;&quot;_&quot;&amp;[.U124]" office:value-type="string" office:string-value="xgboost_1000_6_0_0.999999_0.05_0.8_90_1_25" calcext:value-type="string">
            <text:p>xgboost_1000_6_0_0.999999_0.05_0.8_90_1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25]&amp;&quot;_&quot;&amp;[.E125]&amp;&quot;_&quot;&amp;[.G125]&amp;&quot;_&quot;&amp;[.I125]&amp;&quot;_&quot;&amp;[.K125]&amp;&quot;_&quot;&amp;[.O125]&amp;&quot;_&quot;&amp;[.Q125]&amp;&quot;_&quot;&amp;[.M125]&amp;&quot;_&quot;&amp;[.S125]&amp;&quot;_&quot;&amp;[.U125]" office:value-type="string" office:string-value="xgboost_1000_6_0_0.999999_0.05_0.8_90_5_25" calcext:value-type="string">
            <text:p>xgboost_1000_6_0_0.999999_0.05_0.8_90_5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26]&amp;&quot;_&quot;&amp;[.E126]&amp;&quot;_&quot;&amp;[.G126]&amp;&quot;_&quot;&amp;[.I126]&amp;&quot;_&quot;&amp;[.K126]&amp;&quot;_&quot;&amp;[.O126]&amp;&quot;_&quot;&amp;[.Q126]&amp;&quot;_&quot;&amp;[.M126]&amp;&quot;_&quot;&amp;[.S126]&amp;&quot;_&quot;&amp;[.U126]" office:value-type="string" office:string-value="xgboost_1000_6_0_0.999999_0.05_0.8_90_25_25" calcext:value-type="string">
            <text:p>xgboost_1000_6_0_0.999999_0.05_0.8_90_25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27]&amp;&quot;_&quot;&amp;[.E127]&amp;&quot;_&quot;&amp;[.G127]&amp;&quot;_&quot;&amp;[.I127]&amp;&quot;_&quot;&amp;[.K127]&amp;&quot;_&quot;&amp;[.O127]&amp;&quot;_&quot;&amp;[.Q127]&amp;&quot;_&quot;&amp;[.M127]&amp;&quot;_&quot;&amp;[.S127]&amp;&quot;_&quot;&amp;[.U127]" office:value-type="string" office:string-value="xgboost_1000_6_0_0.999999_0.05_0.8_90_200_25" calcext:value-type="string">
            <text:p>xgboost_1000_6_0_0.999999_0.05_0.8_90_200_2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C128]&amp;&quot;_&quot;&amp;[.E128]&amp;&quot;_&quot;&amp;[.G128]&amp;&quot;_&quot;&amp;[.I128]&amp;&quot;_&quot;&amp;[.K128]&amp;&quot;_&quot;&amp;[.O128]&amp;&quot;_&quot;&amp;[.Q128]&amp;&quot;_&quot;&amp;[.M128]&amp;&quot;_&quot;&amp;[.S128]&amp;&quot;_&quot;&amp;[.U128]" office:value-type="string" office:string-value="xgboost_1000_6_0_0.999999_0.05_0.8_90_0_200" calcext:value-type="string">
            <text:p>xgboost_1000_6_0_0.999999_0.05_0.8_90_0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29]&amp;&quot;_&quot;&amp;[.E129]&amp;&quot;_&quot;&amp;[.G129]&amp;&quot;_&quot;&amp;[.I129]&amp;&quot;_&quot;&amp;[.K129]&amp;&quot;_&quot;&amp;[.O129]&amp;&quot;_&quot;&amp;[.Q129]&amp;&quot;_&quot;&amp;[.M129]&amp;&quot;_&quot;&amp;[.S129]&amp;&quot;_&quot;&amp;[.U129]" office:value-type="string" office:string-value="xgboost_1000_6_0_0.999999_0.05_0.8_90_1_200" calcext:value-type="string">
            <text:p>xgboost_1000_6_0_0.999999_0.05_0.8_90_1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30]&amp;&quot;_&quot;&amp;[.E130]&amp;&quot;_&quot;&amp;[.G130]&amp;&quot;_&quot;&amp;[.I130]&amp;&quot;_&quot;&amp;[.K130]&amp;&quot;_&quot;&amp;[.O130]&amp;&quot;_&quot;&amp;[.Q130]&amp;&quot;_&quot;&amp;[.M130]&amp;&quot;_&quot;&amp;[.S130]&amp;&quot;_&quot;&amp;[.U130]" office:value-type="string" office:string-value="xgboost_1000_6_0_0.999999_0.05_0.8_90_5_200" calcext:value-type="string">
            <text:p>xgboost_1000_6_0_0.999999_0.05_0.8_90_5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31]&amp;&quot;_&quot;&amp;[.E131]&amp;&quot;_&quot;&amp;[.G131]&amp;&quot;_&quot;&amp;[.I131]&amp;&quot;_&quot;&amp;[.K131]&amp;&quot;_&quot;&amp;[.O131]&amp;&quot;_&quot;&amp;[.Q131]&amp;&quot;_&quot;&amp;[.M131]&amp;&quot;_&quot;&amp;[.S131]&amp;&quot;_&quot;&amp;[.U131]" office:value-type="string" office:string-value="xgboost_1000_6_0_0.999999_0.05_0.8_90_25_200" calcext:value-type="string">
            <text:p>xgboost_1000_6_0_0.999999_0.05_0.8_90_25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32]&amp;&quot;_&quot;&amp;[.E132]&amp;&quot;_&quot;&amp;[.G132]&amp;&quot;_&quot;&amp;[.I132]&amp;&quot;_&quot;&amp;[.K132]&amp;&quot;_&quot;&amp;[.O132]&amp;&quot;_&quot;&amp;[.Q132]&amp;&quot;_&quot;&amp;[.M132]&amp;&quot;_&quot;&amp;[.S132]&amp;&quot;_&quot;&amp;[.U132]" office:value-type="string" office:string-value="xgboost_1000_6_0_0.999999_0.05_0.8_90_200_200" calcext:value-type="string">
            <text:p>xgboost_1000_6_0_0.999999_0.05_0.8_90_200_20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C133]&amp;&quot;_&quot;&amp;[.E133]&amp;&quot;_&quot;&amp;[.G133]&amp;&quot;_&quot;&amp;[.I133]&amp;&quot;_&quot;&amp;[.K133]&amp;&quot;_&quot;&amp;[.O133]&amp;&quot;_&quot;&amp;[.Q133]&amp;&quot;_&quot;&amp;[.M133]&amp;&quot;_&quot;&amp;[.S133]&amp;&quot;_&quot;&amp;[.U133]" office:value-type="string" office:string-value="xgboost_1000_3_0_0.999999_0.15_0.8_90_0_0" calcext:value-type="string">
            <text:p>xgboost_1000_3_0_0.999999_0.1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4]&amp;&quot;_&quot;&amp;[.E134]&amp;&quot;_&quot;&amp;[.G134]&amp;&quot;_&quot;&amp;[.I134]&amp;&quot;_&quot;&amp;[.K134]&amp;&quot;_&quot;&amp;[.O134]&amp;&quot;_&quot;&amp;[.Q134]&amp;&quot;_&quot;&amp;[.M134]&amp;&quot;_&quot;&amp;[.S134]&amp;&quot;_&quot;&amp;[.U134]" office:value-type="string" office:string-value="xgboost_1000_6_0_0.999999_0.15_0.8_90_0_0" calcext:value-type="string">
            <text:p>xgboost_1000_6_0_0.999999_0.1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5]&amp;&quot;_&quot;&amp;[.E135]&amp;&quot;_&quot;&amp;[.G135]&amp;&quot;_&quot;&amp;[.I135]&amp;&quot;_&quot;&amp;[.K135]&amp;&quot;_&quot;&amp;[.O135]&amp;&quot;_&quot;&amp;[.Q135]&amp;&quot;_&quot;&amp;[.M135]&amp;&quot;_&quot;&amp;[.S135]&amp;&quot;_&quot;&amp;[.U135]" office:value-type="string" office:string-value="xgboost_1000_9_0_0.999999_0.15_0.8_90_0_0" calcext:value-type="string">
            <text:p>xgboost_1000_9_0_0.999999_0.1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6]&amp;&quot;_&quot;&amp;[.E136]&amp;&quot;_&quot;&amp;[.G136]&amp;&quot;_&quot;&amp;[.I136]&amp;&quot;_&quot;&amp;[.K136]&amp;&quot;_&quot;&amp;[.O136]&amp;&quot;_&quot;&amp;[.Q136]&amp;&quot;_&quot;&amp;[.M136]&amp;&quot;_&quot;&amp;[.S136]&amp;&quot;_&quot;&amp;[.U136]" office:value-type="string" office:string-value="xgboost_1000_12_0_0.999999_0.15_0.8_90_0_0" calcext:value-type="string">
            <text:p>xgboost_1000_12_0_0.999999_0.1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7]&amp;&quot;_&quot;&amp;[.E137]&amp;&quot;_&quot;&amp;[.G137]&amp;&quot;_&quot;&amp;[.I137]&amp;&quot;_&quot;&amp;[.K137]&amp;&quot;_&quot;&amp;[.O137]&amp;&quot;_&quot;&amp;[.Q137]&amp;&quot;_&quot;&amp;[.M137]&amp;&quot;_&quot;&amp;[.S137]&amp;&quot;_&quot;&amp;[.U137]" office:value-type="string" office:string-value="xgboost_1000_3_0_0.999999_0.05_0.8_90_0_0" calcext:value-type="string">
            <text:p>xgboost_1000_3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8]&amp;&quot;_&quot;&amp;[.E138]&amp;&quot;_&quot;&amp;[.G138]&amp;&quot;_&quot;&amp;[.I138]&amp;&quot;_&quot;&amp;[.K138]&amp;&quot;_&quot;&amp;[.O138]&amp;&quot;_&quot;&amp;[.Q138]&amp;&quot;_&quot;&amp;[.M138]&amp;&quot;_&quot;&amp;[.S138]&amp;&quot;_&quot;&amp;[.U138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39]&amp;&quot;_&quot;&amp;[.E139]&amp;&quot;_&quot;&amp;[.G139]&amp;&quot;_&quot;&amp;[.I139]&amp;&quot;_&quot;&amp;[.K139]&amp;&quot;_&quot;&amp;[.O139]&amp;&quot;_&quot;&amp;[.Q139]&amp;&quot;_&quot;&amp;[.M139]&amp;&quot;_&quot;&amp;[.S139]&amp;&quot;_&quot;&amp;[.U139]" office:value-type="string" office:string-value="xgboost_1000_9_0_0.999999_0.05_0.8_90_0_0" calcext:value-type="string">
            <text:p>xgboost_1000_9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0]&amp;&quot;_&quot;&amp;[.E140]&amp;&quot;_&quot;&amp;[.G140]&amp;&quot;_&quot;&amp;[.I140]&amp;&quot;_&quot;&amp;[.K140]&amp;&quot;_&quot;&amp;[.O140]&amp;&quot;_&quot;&amp;[.Q140]&amp;&quot;_&quot;&amp;[.M140]&amp;&quot;_&quot;&amp;[.S140]&amp;&quot;_&quot;&amp;[.U140]" office:value-type="string" office:string-value="xgboost_1000_12_0_0.999999_0.05_0.8_90_0_0" calcext:value-type="string">
            <text:p>xgboost_1000_12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1]&amp;&quot;_&quot;&amp;[.E141]&amp;&quot;_&quot;&amp;[.G141]&amp;&quot;_&quot;&amp;[.I141]&amp;&quot;_&quot;&amp;[.K141]&amp;&quot;_&quot;&amp;[.O141]&amp;&quot;_&quot;&amp;[.Q141]&amp;&quot;_&quot;&amp;[.M141]&amp;&quot;_&quot;&amp;[.S141]&amp;&quot;_&quot;&amp;[.U141]" office:value-type="string" office:string-value="xgboost_1000_3_0_0.999999_0.1_0.8_90_0_0" calcext:value-type="string">
            <text:p>xgboost_1000_3_0_0.999999_0.1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2]&amp;&quot;_&quot;&amp;[.E142]&amp;&quot;_&quot;&amp;[.G142]&amp;&quot;_&quot;&amp;[.I142]&amp;&quot;_&quot;&amp;[.K142]&amp;&quot;_&quot;&amp;[.O142]&amp;&quot;_&quot;&amp;[.Q142]&amp;&quot;_&quot;&amp;[.M142]&amp;&quot;_&quot;&amp;[.S142]&amp;&quot;_&quot;&amp;[.U142]" office:value-type="string" office:string-value="xgboost_1000_6_0_0.999999_0.1_0.8_90_0_0" calcext:value-type="string">
            <text:p>xgboost_1000_6_0_0.999999_0.1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3]&amp;&quot;_&quot;&amp;[.E143]&amp;&quot;_&quot;&amp;[.G143]&amp;&quot;_&quot;&amp;[.I143]&amp;&quot;_&quot;&amp;[.K143]&amp;&quot;_&quot;&amp;[.O143]&amp;&quot;_&quot;&amp;[.Q143]&amp;&quot;_&quot;&amp;[.M143]&amp;&quot;_&quot;&amp;[.S143]&amp;&quot;_&quot;&amp;[.U143]" office:value-type="string" office:string-value="xgboost_1000_9_0_0.999999_0.1_0.8_90_0_0" calcext:value-type="string">
            <text:p>xgboost_1000_9_0_0.999999_0.1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4]&amp;&quot;_&quot;&amp;[.E144]&amp;&quot;_&quot;&amp;[.G144]&amp;&quot;_&quot;&amp;[.I144]&amp;&quot;_&quot;&amp;[.K144]&amp;&quot;_&quot;&amp;[.O144]&amp;&quot;_&quot;&amp;[.Q144]&amp;&quot;_&quot;&amp;[.M144]&amp;&quot;_&quot;&amp;[.S144]&amp;&quot;_&quot;&amp;[.U144]" office:value-type="string" office:string-value="xgboost_1000_12_0_0.999999_0.1_0.8_90_0_0" calcext:value-type="string">
            <text:p>xgboost_1000_12_0_0.999999_0.1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5]&amp;&quot;_&quot;&amp;[.E145]&amp;&quot;_&quot;&amp;[.G145]&amp;&quot;_&quot;&amp;[.I145]&amp;&quot;_&quot;&amp;[.K145]&amp;&quot;_&quot;&amp;[.O145]&amp;&quot;_&quot;&amp;[.Q145]&amp;&quot;_&quot;&amp;[.M145]&amp;&quot;_&quot;&amp;[.S145]&amp;&quot;_&quot;&amp;[.U145]" office:value-type="string" office:string-value="xgboost_1000_3_0_0.999999_0.15_0.6_90_0_0" calcext:value-type="string">
            <text:p>xgboost_1000_3_0_0.999999_0.1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6]&amp;&quot;_&quot;&amp;[.E146]&amp;&quot;_&quot;&amp;[.G146]&amp;&quot;_&quot;&amp;[.I146]&amp;&quot;_&quot;&amp;[.K146]&amp;&quot;_&quot;&amp;[.O146]&amp;&quot;_&quot;&amp;[.Q146]&amp;&quot;_&quot;&amp;[.M146]&amp;&quot;_&quot;&amp;[.S146]&amp;&quot;_&quot;&amp;[.U146]" office:value-type="string" office:string-value="xgboost_1000_6_0_0.999999_0.15_0.6_90_0_0" calcext:value-type="string">
            <text:p>xgboost_1000_6_0_0.999999_0.1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7]&amp;&quot;_&quot;&amp;[.E147]&amp;&quot;_&quot;&amp;[.G147]&amp;&quot;_&quot;&amp;[.I147]&amp;&quot;_&quot;&amp;[.K147]&amp;&quot;_&quot;&amp;[.O147]&amp;&quot;_&quot;&amp;[.Q147]&amp;&quot;_&quot;&amp;[.M147]&amp;&quot;_&quot;&amp;[.S147]&amp;&quot;_&quot;&amp;[.U147]" office:value-type="string" office:string-value="xgboost_1000_9_0_0.999999_0.15_0.6_90_0_0" calcext:value-type="string">
            <text:p>xgboost_1000_9_0_0.999999_0.1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8]&amp;&quot;_&quot;&amp;[.E148]&amp;&quot;_&quot;&amp;[.G148]&amp;&quot;_&quot;&amp;[.I148]&amp;&quot;_&quot;&amp;[.K148]&amp;&quot;_&quot;&amp;[.O148]&amp;&quot;_&quot;&amp;[.Q148]&amp;&quot;_&quot;&amp;[.M148]&amp;&quot;_&quot;&amp;[.S148]&amp;&quot;_&quot;&amp;[.U148]" office:value-type="string" office:string-value="xgboost_1000_12_0_0.999999_0.15_0.6_90_0_0" calcext:value-type="string">
            <text:p>xgboost_1000_12_0_0.999999_0.1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49]&amp;&quot;_&quot;&amp;[.E149]&amp;&quot;_&quot;&amp;[.G149]&amp;&quot;_&quot;&amp;[.I149]&amp;&quot;_&quot;&amp;[.K149]&amp;&quot;_&quot;&amp;[.O149]&amp;&quot;_&quot;&amp;[.Q149]&amp;&quot;_&quot;&amp;[.M149]&amp;&quot;_&quot;&amp;[.S149]&amp;&quot;_&quot;&amp;[.U149]" office:value-type="string" office:string-value="xgboost_1000_3_0_0.999999_0.05_0.6_90_0_0" calcext:value-type="string">
            <text:p>xgboost_1000_3_0_0.999999_0.0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0]&amp;&quot;_&quot;&amp;[.E150]&amp;&quot;_&quot;&amp;[.G150]&amp;&quot;_&quot;&amp;[.I150]&amp;&quot;_&quot;&amp;[.K150]&amp;&quot;_&quot;&amp;[.O150]&amp;&quot;_&quot;&amp;[.Q150]&amp;&quot;_&quot;&amp;[.M150]&amp;&quot;_&quot;&amp;[.S150]&amp;&quot;_&quot;&amp;[.U150]" office:value-type="string" office:string-value="xgboost_1000_6_0_0.999999_0.05_0.6_90_0_0" calcext:value-type="string">
            <text:p>xgboost_1000_6_0_0.999999_0.0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1]&amp;&quot;_&quot;&amp;[.E151]&amp;&quot;_&quot;&amp;[.G151]&amp;&quot;_&quot;&amp;[.I151]&amp;&quot;_&quot;&amp;[.K151]&amp;&quot;_&quot;&amp;[.O151]&amp;&quot;_&quot;&amp;[.Q151]&amp;&quot;_&quot;&amp;[.M151]&amp;&quot;_&quot;&amp;[.S151]&amp;&quot;_&quot;&amp;[.U151]" office:value-type="string" office:string-value="xgboost_1000_9_0_0.999999_0.05_0.6_90_0_0" calcext:value-type="string">
            <text:p>xgboost_1000_9_0_0.999999_0.0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2]&amp;&quot;_&quot;&amp;[.E152]&amp;&quot;_&quot;&amp;[.G152]&amp;&quot;_&quot;&amp;[.I152]&amp;&quot;_&quot;&amp;[.K152]&amp;&quot;_&quot;&amp;[.O152]&amp;&quot;_&quot;&amp;[.Q152]&amp;&quot;_&quot;&amp;[.M152]&amp;&quot;_&quot;&amp;[.S152]&amp;&quot;_&quot;&amp;[.U152]" office:value-type="string" office:string-value="xgboost_1000_12_0_0.999999_0.05_0.6_90_0_0" calcext:value-type="string">
            <text:p>xgboost_1000_12_0_0.999999_0.05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3]&amp;&quot;_&quot;&amp;[.E153]&amp;&quot;_&quot;&amp;[.G153]&amp;&quot;_&quot;&amp;[.I153]&amp;&quot;_&quot;&amp;[.K153]&amp;&quot;_&quot;&amp;[.O153]&amp;&quot;_&quot;&amp;[.Q153]&amp;&quot;_&quot;&amp;[.M153]&amp;&quot;_&quot;&amp;[.S153]&amp;&quot;_&quot;&amp;[.U153]" office:value-type="string" office:string-value="xgboost_1000_3_0_0.999999_0.1_0.6_90_0_0" calcext:value-type="string">
            <text:p>xgboost_1000_3_0_0.999999_0.1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4]&amp;&quot;_&quot;&amp;[.E154]&amp;&quot;_&quot;&amp;[.G154]&amp;&quot;_&quot;&amp;[.I154]&amp;&quot;_&quot;&amp;[.K154]&amp;&quot;_&quot;&amp;[.O154]&amp;&quot;_&quot;&amp;[.Q154]&amp;&quot;_&quot;&amp;[.M154]&amp;&quot;_&quot;&amp;[.S154]&amp;&quot;_&quot;&amp;[.U154]" office:value-type="string" office:string-value="xgboost_1000_6_0_0.999999_0.1_0.6_90_0_0" calcext:value-type="string">
            <text:p>xgboost_1000_6_0_0.999999_0.1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5]&amp;&quot;_&quot;&amp;[.E155]&amp;&quot;_&quot;&amp;[.G155]&amp;&quot;_&quot;&amp;[.I155]&amp;&quot;_&quot;&amp;[.K155]&amp;&quot;_&quot;&amp;[.O155]&amp;&quot;_&quot;&amp;[.Q155]&amp;&quot;_&quot;&amp;[.M155]&amp;&quot;_&quot;&amp;[.S155]&amp;&quot;_&quot;&amp;[.U155]" office:value-type="string" office:string-value="xgboost_1000_9_0_0.999999_0.1_0.6_90_0_0" calcext:value-type="string">
            <text:p>xgboost_1000_9_0_0.999999_0.1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6]&amp;&quot;_&quot;&amp;[.E156]&amp;&quot;_&quot;&amp;[.G156]&amp;&quot;_&quot;&amp;[.I156]&amp;&quot;_&quot;&amp;[.K156]&amp;&quot;_&quot;&amp;[.O156]&amp;&quot;_&quot;&amp;[.Q156]&amp;&quot;_&quot;&amp;[.M156]&amp;&quot;_&quot;&amp;[.S156]&amp;&quot;_&quot;&amp;[.U156]" office:value-type="string" office:string-value="xgboost_1000_12_0_0.999999_0.1_0.6_90_0_0" calcext:value-type="string">
            <text:p>xgboost_1000_12_0_0.999999_0.1_0.6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7]&amp;&quot;_&quot;&amp;[.E157]&amp;&quot;_&quot;&amp;[.G157]&amp;&quot;_&quot;&amp;[.I157]&amp;&quot;_&quot;&amp;[.K157]&amp;&quot;_&quot;&amp;[.O157]&amp;&quot;_&quot;&amp;[.Q157]&amp;&quot;_&quot;&amp;[.M157]&amp;&quot;_&quot;&amp;[.S157]&amp;&quot;_&quot;&amp;[.U157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8]&amp;&quot;_&quot;&amp;[.E158]&amp;&quot;_&quot;&amp;[.G158]&amp;&quot;_&quot;&amp;[.I158]&amp;&quot;_&quot;&amp;[.K158]&amp;&quot;_&quot;&amp;[.O158]&amp;&quot;_&quot;&amp;[.Q158]&amp;&quot;_&quot;&amp;[.M158]&amp;&quot;_&quot;&amp;[.S158]&amp;&quot;_&quot;&amp;[.U158]" office:value-type="string" office:string-value="xgboost_1000_6_0_0.9_0.05_0.8_90_0_0" calcext:value-type="string">
            <text:p>xgboost_1000_6_0_0.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59]&amp;&quot;_&quot;&amp;[.E159]&amp;&quot;_&quot;&amp;[.G159]&amp;&quot;_&quot;&amp;[.I159]&amp;&quot;_&quot;&amp;[.K159]&amp;&quot;_&quot;&amp;[.O159]&amp;&quot;_&quot;&amp;[.Q159]&amp;&quot;_&quot;&amp;[.M159]&amp;&quot;_&quot;&amp;[.S159]&amp;&quot;_&quot;&amp;[.U159]" office:value-type="string" office:string-value="xgboost_1000_6_0_0.8_0.05_0.8_90_0_0" calcext:value-type="string">
            <text:p>xgboost_1000_6_0_0.8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0]&amp;&quot;_&quot;&amp;[.E160]&amp;&quot;_&quot;&amp;[.G160]&amp;&quot;_&quot;&amp;[.I160]&amp;&quot;_&quot;&amp;[.K160]&amp;&quot;_&quot;&amp;[.O160]&amp;&quot;_&quot;&amp;[.Q160]&amp;&quot;_&quot;&amp;[.M160]&amp;&quot;_&quot;&amp;[.S160]&amp;&quot;_&quot;&amp;[.U160]" office:value-type="string" office:string-value="xgboost_1000_6_0_0.7_0.05_0.8_90_0_0" calcext:value-type="string">
            <text:p>xgboost_1000_6_0_0.7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1]&amp;&quot;_&quot;&amp;[.E161]&amp;&quot;_&quot;&amp;[.G161]&amp;&quot;_&quot;&amp;[.I161]&amp;&quot;_&quot;&amp;[.K161]&amp;&quot;_&quot;&amp;[.O161]&amp;&quot;_&quot;&amp;[.Q161]&amp;&quot;_&quot;&amp;[.M161]&amp;&quot;_&quot;&amp;[.S161]&amp;&quot;_&quot;&amp;[.U161]" office:value-type="string" office:string-value="xgboost_1000_6_0_0.6_0.05_0.8_90_0_0" calcext:value-type="string">
            <text:p>xgboost_1000_6_0_0.6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2]&amp;&quot;_&quot;&amp;[.E162]&amp;&quot;_&quot;&amp;[.G162]&amp;&quot;_&quot;&amp;[.I162]&amp;&quot;_&quot;&amp;[.K162]&amp;&quot;_&quot;&amp;[.O162]&amp;&quot;_&quot;&amp;[.Q162]&amp;&quot;_&quot;&amp;[.M162]&amp;&quot;_&quot;&amp;[.S162]&amp;&quot;_&quot;&amp;[.U162]" office:value-type="string" office:string-value="xgboost_1000_6_0_0.5_0.05_0.8_90_0_0" calcext:value-type="string">
            <text:p>xgboost_1000_6_0_0.5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3]&amp;&quot;_&quot;&amp;[.E163]&amp;&quot;_&quot;&amp;[.G163]&amp;&quot;_&quot;&amp;[.I163]&amp;&quot;_&quot;&amp;[.K163]&amp;&quot;_&quot;&amp;[.O163]&amp;&quot;_&quot;&amp;[.Q163]&amp;&quot;_&quot;&amp;[.M163]&amp;&quot;_&quot;&amp;[.S163]&amp;&quot;_&quot;&amp;[.U163]" office:value-type="string" office:string-value="xgboost_1000_6_0_0.4_0.05_0.8_90_0_0" calcext:value-type="string">
            <text:p>xgboost_1000_6_0_0.4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4]&amp;&quot;_&quot;&amp;[.E164]&amp;&quot;_&quot;&amp;[.G164]&amp;&quot;_&quot;&amp;[.I164]&amp;&quot;_&quot;&amp;[.K164]&amp;&quot;_&quot;&amp;[.O164]&amp;&quot;_&quot;&amp;[.Q164]&amp;&quot;_&quot;&amp;[.M164]&amp;&quot;_&quot;&amp;[.S164]&amp;&quot;_&quot;&amp;[.U164]" office:value-type="string" office:string-value="xgboost_1000_6_0_0.999999_0.05_0.8_95_0_0" calcext:value-type="string">
            <text:p>xgboost_1000_6_0_0.999999_0.05_0.8_9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5]&amp;&quot;_&quot;&amp;[.E165]&amp;&quot;_&quot;&amp;[.G165]&amp;&quot;_&quot;&amp;[.I165]&amp;&quot;_&quot;&amp;[.K165]&amp;&quot;_&quot;&amp;[.O165]&amp;&quot;_&quot;&amp;[.Q165]&amp;&quot;_&quot;&amp;[.M165]&amp;&quot;_&quot;&amp;[.S165]&amp;&quot;_&quot;&amp;[.U165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6]&amp;&quot;_&quot;&amp;[.E166]&amp;&quot;_&quot;&amp;[.G166]&amp;&quot;_&quot;&amp;[.I166]&amp;&quot;_&quot;&amp;[.K166]&amp;&quot;_&quot;&amp;[.O166]&amp;&quot;_&quot;&amp;[.Q166]&amp;&quot;_&quot;&amp;[.M166]&amp;&quot;_&quot;&amp;[.S166]&amp;&quot;_&quot;&amp;[.U166]" office:value-type="string" office:string-value="xgboost_1000_6_0_0.999999_0.05_0.8_85_0_0" calcext:value-type="string">
            <text:p>xgboost_1000_6_0_0.999999_0.05_0.8_8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7]&amp;&quot;_&quot;&amp;[.E167]&amp;&quot;_&quot;&amp;[.G167]&amp;&quot;_&quot;&amp;[.I167]&amp;&quot;_&quot;&amp;[.K167]&amp;&quot;_&quot;&amp;[.O167]&amp;&quot;_&quot;&amp;[.Q167]&amp;&quot;_&quot;&amp;[.M167]&amp;&quot;_&quot;&amp;[.S167]&amp;&quot;_&quot;&amp;[.U167]" office:value-type="string" office:string-value="xgboost_1000_6_0_0.999999_0.05_0.8_80_0_0" calcext:value-type="string">
            <text:p>xgboost_1000_6_0_0.999999_0.05_0.8_8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8]&amp;&quot;_&quot;&amp;[.E168]&amp;&quot;_&quot;&amp;[.G168]&amp;&quot;_&quot;&amp;[.I168]&amp;&quot;_&quot;&amp;[.K168]&amp;&quot;_&quot;&amp;[.O168]&amp;&quot;_&quot;&amp;[.Q168]&amp;&quot;_&quot;&amp;[.M168]&amp;&quot;_&quot;&amp;[.S168]&amp;&quot;_&quot;&amp;[.U168]" office:value-type="string" office:string-value="xgboost_1000_6_0_0.999999_0.05_0.8_75_0_0" calcext:value-type="string">
            <text:p>xgboost_1000_6_0_0.999999_0.05_0.8_7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69]&amp;&quot;_&quot;&amp;[.E169]&amp;&quot;_&quot;&amp;[.G169]&amp;&quot;_&quot;&amp;[.I169]&amp;&quot;_&quot;&amp;[.K169]&amp;&quot;_&quot;&amp;[.O169]&amp;&quot;_&quot;&amp;[.Q169]&amp;&quot;_&quot;&amp;[.M169]&amp;&quot;_&quot;&amp;[.S169]&amp;&quot;_&quot;&amp;[.U169]" office:value-type="string" office:string-value="xgboost_1000_6_0_0.999999_0.05_0.8_70_0_0" calcext:value-type="string">
            <text:p>xgboost_1000_6_0_0.999999_0.05_0.8_7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0]&amp;&quot;_&quot;&amp;[.E170]&amp;&quot;_&quot;&amp;[.G170]&amp;&quot;_&quot;&amp;[.I170]&amp;&quot;_&quot;&amp;[.K170]&amp;&quot;_&quot;&amp;[.O170]&amp;&quot;_&quot;&amp;[.Q170]&amp;&quot;_&quot;&amp;[.M170]&amp;&quot;_&quot;&amp;[.S170]&amp;&quot;_&quot;&amp;[.U170]" office:value-type="string" office:string-value="xgboost_1000_6_0_0.999999_0.05_0.8_65_0_0" calcext:value-type="string">
            <text:p>xgboost_1000_6_0_0.999999_0.05_0.8_65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1]&amp;&quot;_&quot;&amp;[.E171]&amp;&quot;_&quot;&amp;[.G171]&amp;&quot;_&quot;&amp;[.I171]&amp;&quot;_&quot;&amp;[.K171]&amp;&quot;_&quot;&amp;[.O171]&amp;&quot;_&quot;&amp;[.Q171]&amp;&quot;_&quot;&amp;[.M171]&amp;&quot;_&quot;&amp;[.S171]&amp;&quot;_&quot;&amp;[.U171]" office:value-type="string" office:string-value="xgboost_1000_6_0_0.999999_0.05_0.8_60_0_0" calcext:value-type="string">
            <text:p>xgboost_1000_6_0_0.999999_0.05_0.8_6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2]&amp;&quot;_&quot;&amp;[.E172]&amp;&quot;_&quot;&amp;[.G172]&amp;&quot;_&quot;&amp;[.I172]&amp;&quot;_&quot;&amp;[.K172]&amp;&quot;_&quot;&amp;[.O172]&amp;&quot;_&quot;&amp;[.Q172]&amp;&quot;_&quot;&amp;[.M172]&amp;&quot;_&quot;&amp;[.S172]&amp;&quot;_&quot;&amp;[.U172]" office:value-type="string" office:string-value="xgboost_1000_6_0_0.999999_0.05_0.8_50_0_0" calcext:value-type="string">
            <text:p>xgboost_1000_6_0_0.999999_0.05_0.8_5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3]&amp;&quot;_&quot;&amp;[.E173]&amp;&quot;_&quot;&amp;[.G173]&amp;&quot;_&quot;&amp;[.I173]&amp;&quot;_&quot;&amp;[.K173]&amp;&quot;_&quot;&amp;[.O173]&amp;&quot;_&quot;&amp;[.Q173]&amp;&quot;_&quot;&amp;[.M173]&amp;&quot;_&quot;&amp;[.S173]&amp;&quot;_&quot;&amp;[.U173]" office:value-type="string" office:string-value="xgboost_1000_6_0_0.999999_0.05_0.8_40_0_0" calcext:value-type="string">
            <text:p>xgboost_1000_6_0_0.999999_0.05_0.8_4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4]&amp;&quot;_&quot;&amp;[.E174]&amp;&quot;_&quot;&amp;[.G174]&amp;&quot;_&quot;&amp;[.I174]&amp;&quot;_&quot;&amp;[.K174]&amp;&quot;_&quot;&amp;[.O174]&amp;&quot;_&quot;&amp;[.Q174]&amp;&quot;_&quot;&amp;[.M174]&amp;&quot;_&quot;&amp;[.S174]&amp;&quot;_&quot;&amp;[.U174]" office:value-type="string" office:string-value="xgboost_1000_6_0_0.999999_0.05_0.8_20_0_0" calcext:value-type="string">
            <text:p>xgboost_1000_6_0_0.999999_0.05_0.8_2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C175]&amp;&quot;_&quot;&amp;[.E175]&amp;&quot;_&quot;&amp;[.G175]&amp;&quot;_&quot;&amp;[.I175]&amp;&quot;_&quot;&amp;[.K175]&amp;&quot;_&quot;&amp;[.O175]&amp;&quot;_&quot;&amp;[.Q175]&amp;&quot;_&quot;&amp;[.M175]&amp;&quot;_&quot;&amp;[.S175]&amp;&quot;_&quot;&amp;[.U175]" office:value-type="string" office:string-value="randomforest_1000_2_10_0.999999_0_0_90_0_0" calcext:value-type="string">
            <text:p>randomforest_1000_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6]&amp;&quot;_&quot;&amp;[.E176]&amp;&quot;_&quot;&amp;[.G176]&amp;&quot;_&quot;&amp;[.I176]&amp;&quot;_&quot;&amp;[.K176]&amp;&quot;_&quot;&amp;[.O176]&amp;&quot;_&quot;&amp;[.Q176]&amp;&quot;_&quot;&amp;[.M176]&amp;&quot;_&quot;&amp;[.S176]&amp;&quot;_&quot;&amp;[.U176]" office:value-type="string" office:string-value="randomforest_2000_2_10_0.999999_0_0_90_0_0" calcext:value-type="string">
            <text:p>randomforest_2000_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7]&amp;&quot;_&quot;&amp;[.E177]&amp;&quot;_&quot;&amp;[.G177]&amp;&quot;_&quot;&amp;[.I177]&amp;&quot;_&quot;&amp;[.K177]&amp;&quot;_&quot;&amp;[.O177]&amp;&quot;_&quot;&amp;[.Q177]&amp;&quot;_&quot;&amp;[.M177]&amp;&quot;_&quot;&amp;[.S177]&amp;&quot;_&quot;&amp;[.U177]" office:value-type="string" office:string-value="randomforest_4000_2_10_0.999999_0_0_90_0_0" calcext:value-type="string">
            <text:p>randomforest_4000_2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8]&amp;&quot;_&quot;&amp;[.E178]&amp;&quot;_&quot;&amp;[.G178]&amp;&quot;_&quot;&amp;[.I178]&amp;&quot;_&quot;&amp;[.K178]&amp;&quot;_&quot;&amp;[.O178]&amp;&quot;_&quot;&amp;[.Q178]&amp;&quot;_&quot;&amp;[.M178]&amp;&quot;_&quot;&amp;[.S178]&amp;&quot;_&quot;&amp;[.U178]" office:value-type="string" office:string-value="randomforest_1000_2_100_0.999999_0_0_90_0_0" calcext:value-type="string">
            <text:p>randomforest_1000_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9]&amp;&quot;_&quot;&amp;[.E179]&amp;&quot;_&quot;&amp;[.G179]&amp;&quot;_&quot;&amp;[.I179]&amp;&quot;_&quot;&amp;[.K179]&amp;&quot;_&quot;&amp;[.O179]&amp;&quot;_&quot;&amp;[.Q179]&amp;&quot;_&quot;&amp;[.M179]&amp;&quot;_&quot;&amp;[.S179]&amp;&quot;_&quot;&amp;[.U179]" office:value-type="string" office:string-value="randomforest_2000_2_100_0.999999_0_0_90_0_0" calcext:value-type="string">
            <text:p>randomforest_2000_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0]&amp;&quot;_&quot;&amp;[.E180]&amp;&quot;_&quot;&amp;[.G180]&amp;&quot;_&quot;&amp;[.I180]&amp;&quot;_&quot;&amp;[.K180]&amp;&quot;_&quot;&amp;[.O180]&amp;&quot;_&quot;&amp;[.Q180]&amp;&quot;_&quot;&amp;[.M180]&amp;&quot;_&quot;&amp;[.S180]&amp;&quot;_&quot;&amp;[.U180]" office:value-type="string" office:string-value="randomforest_4000_2_100_0.999999_0_0_90_0_0" calcext:value-type="string">
            <text:p>randomforest_4000_2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1]&amp;&quot;_&quot;&amp;[.E181]&amp;&quot;_&quot;&amp;[.G181]&amp;&quot;_&quot;&amp;[.I181]&amp;&quot;_&quot;&amp;[.K181]&amp;&quot;_&quot;&amp;[.O181]&amp;&quot;_&quot;&amp;[.Q181]&amp;&quot;_&quot;&amp;[.M181]&amp;&quot;_&quot;&amp;[.S181]&amp;&quot;_&quot;&amp;[.U181]" office:value-type="string" office:string-value="randomforest_1000_2_500_0.999999_0_0_90_0_0" calcext:value-type="string">
            <text:p>randomforest_1000_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2]&amp;&quot;_&quot;&amp;[.E182]&amp;&quot;_&quot;&amp;[.G182]&amp;&quot;_&quot;&amp;[.I182]&amp;&quot;_&quot;&amp;[.K182]&amp;&quot;_&quot;&amp;[.O182]&amp;&quot;_&quot;&amp;[.Q182]&amp;&quot;_&quot;&amp;[.M182]&amp;&quot;_&quot;&amp;[.S182]&amp;&quot;_&quot;&amp;[.U182]" office:value-type="string" office:string-value="randomforest_2000_2_500_0.999999_0_0_90_0_0" calcext:value-type="string">
            <text:p>randomforest_2000_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3]&amp;&quot;_&quot;&amp;[.E183]&amp;&quot;_&quot;&amp;[.G183]&amp;&quot;_&quot;&amp;[.I183]&amp;&quot;_&quot;&amp;[.K183]&amp;&quot;_&quot;&amp;[.O183]&amp;&quot;_&quot;&amp;[.Q183]&amp;&quot;_&quot;&amp;[.M183]&amp;&quot;_&quot;&amp;[.S183]&amp;&quot;_&quot;&amp;[.U183]" office:value-type="string" office:string-value="randomforest_4000_2_500_0.999999_0_0_90_0_0" calcext:value-type="string">
            <text:p>randomforest_4000_2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4]&amp;&quot;_&quot;&amp;[.E184]&amp;&quot;_&quot;&amp;[.G184]&amp;&quot;_&quot;&amp;[.I184]&amp;&quot;_&quot;&amp;[.K184]&amp;&quot;_&quot;&amp;[.O184]&amp;&quot;_&quot;&amp;[.Q184]&amp;&quot;_&quot;&amp;[.M184]&amp;&quot;_&quot;&amp;[.S184]&amp;&quot;_&quot;&amp;[.U184]" office:value-type="string" office:string-value="randomforest_1000_4_10_0.999999_0_0_90_0_0" calcext:value-type="string">
            <text:p>randomforest_1000_4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5]&amp;&quot;_&quot;&amp;[.E185]&amp;&quot;_&quot;&amp;[.G185]&amp;&quot;_&quot;&amp;[.I185]&amp;&quot;_&quot;&amp;[.K185]&amp;&quot;_&quot;&amp;[.O185]&amp;&quot;_&quot;&amp;[.Q185]&amp;&quot;_&quot;&amp;[.M185]&amp;&quot;_&quot;&amp;[.S185]&amp;&quot;_&quot;&amp;[.U185]" office:value-type="string" office:string-value="randomforest_2000_4_10_0.999999_0_0_90_0_0" calcext:value-type="string">
            <text:p>randomforest_2000_4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6]&amp;&quot;_&quot;&amp;[.E186]&amp;&quot;_&quot;&amp;[.G186]&amp;&quot;_&quot;&amp;[.I186]&amp;&quot;_&quot;&amp;[.K186]&amp;&quot;_&quot;&amp;[.O186]&amp;&quot;_&quot;&amp;[.Q186]&amp;&quot;_&quot;&amp;[.M186]&amp;&quot;_&quot;&amp;[.S186]&amp;&quot;_&quot;&amp;[.U186]" office:value-type="string" office:string-value="randomforest_4000_4_10_0.999999_0_0_90_0_0" calcext:value-type="string">
            <text:p>randomforest_4000_4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7]&amp;&quot;_&quot;&amp;[.E187]&amp;&quot;_&quot;&amp;[.G187]&amp;&quot;_&quot;&amp;[.I187]&amp;&quot;_&quot;&amp;[.K187]&amp;&quot;_&quot;&amp;[.O187]&amp;&quot;_&quot;&amp;[.Q187]&amp;&quot;_&quot;&amp;[.M187]&amp;&quot;_&quot;&amp;[.S187]&amp;&quot;_&quot;&amp;[.U187]" office:value-type="string" office:string-value="randomforest_1000_4_100_0.999999_0_0_90_0_0" calcext:value-type="string">
            <text:p>randomforest_1000_4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8]&amp;&quot;_&quot;&amp;[.E188]&amp;&quot;_&quot;&amp;[.G188]&amp;&quot;_&quot;&amp;[.I188]&amp;&quot;_&quot;&amp;[.K188]&amp;&quot;_&quot;&amp;[.O188]&amp;&quot;_&quot;&amp;[.Q188]&amp;&quot;_&quot;&amp;[.M188]&amp;&quot;_&quot;&amp;[.S188]&amp;&quot;_&quot;&amp;[.U188]" office:value-type="string" office:string-value="randomforest_2000_4_100_0.999999_0_0_90_0_0" calcext:value-type="string">
            <text:p>randomforest_2000_4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9]&amp;&quot;_&quot;&amp;[.E189]&amp;&quot;_&quot;&amp;[.G189]&amp;&quot;_&quot;&amp;[.I189]&amp;&quot;_&quot;&amp;[.K189]&amp;&quot;_&quot;&amp;[.O189]&amp;&quot;_&quot;&amp;[.Q189]&amp;&quot;_&quot;&amp;[.M189]&amp;&quot;_&quot;&amp;[.S189]&amp;&quot;_&quot;&amp;[.U189]" office:value-type="string" office:string-value="randomforest_4000_4_100_0.999999_0_0_90_0_0" calcext:value-type="string">
            <text:p>randomforest_4000_4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0]&amp;&quot;_&quot;&amp;[.E190]&amp;&quot;_&quot;&amp;[.G190]&amp;&quot;_&quot;&amp;[.I190]&amp;&quot;_&quot;&amp;[.K190]&amp;&quot;_&quot;&amp;[.O190]&amp;&quot;_&quot;&amp;[.Q190]&amp;&quot;_&quot;&amp;[.M190]&amp;&quot;_&quot;&amp;[.S190]&amp;&quot;_&quot;&amp;[.U190]" office:value-type="string" office:string-value="randomforest_1000_4_500_0.999999_0_0_90_0_0" calcext:value-type="string">
            <text:p>randomforest_1000_4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1]&amp;&quot;_&quot;&amp;[.E191]&amp;&quot;_&quot;&amp;[.G191]&amp;&quot;_&quot;&amp;[.I191]&amp;&quot;_&quot;&amp;[.K191]&amp;&quot;_&quot;&amp;[.O191]&amp;&quot;_&quot;&amp;[.Q191]&amp;&quot;_&quot;&amp;[.M191]&amp;&quot;_&quot;&amp;[.S191]&amp;&quot;_&quot;&amp;[.U191]" office:value-type="string" office:string-value="randomforest_2000_4_500_0.999999_0_0_90_0_0" calcext:value-type="string">
            <text:p>randomforest_2000_4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2]&amp;&quot;_&quot;&amp;[.E192]&amp;&quot;_&quot;&amp;[.G192]&amp;&quot;_&quot;&amp;[.I192]&amp;&quot;_&quot;&amp;[.K192]&amp;&quot;_&quot;&amp;[.O192]&amp;&quot;_&quot;&amp;[.Q192]&amp;&quot;_&quot;&amp;[.M192]&amp;&quot;_&quot;&amp;[.S192]&amp;&quot;_&quot;&amp;[.U192]" office:value-type="string" office:string-value="randomforest_4000_4_500_0.999999_0_0_90_0_0" calcext:value-type="string">
            <text:p>randomforest_4000_4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3]&amp;&quot;_&quot;&amp;[.E193]&amp;&quot;_&quot;&amp;[.G193]&amp;&quot;_&quot;&amp;[.I193]&amp;&quot;_&quot;&amp;[.K193]&amp;&quot;_&quot;&amp;[.O193]&amp;&quot;_&quot;&amp;[.Q193]&amp;&quot;_&quot;&amp;[.M193]&amp;&quot;_&quot;&amp;[.S193]&amp;&quot;_&quot;&amp;[.U193]" office:value-type="string" office:string-value="randomforest_1000_5_10_0.999999_0_0_90_0_0" calcext:value-type="string">
            <text:p>randomforest_1000_5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4]&amp;&quot;_&quot;&amp;[.E194]&amp;&quot;_&quot;&amp;[.G194]&amp;&quot;_&quot;&amp;[.I194]&amp;&quot;_&quot;&amp;[.K194]&amp;&quot;_&quot;&amp;[.O194]&amp;&quot;_&quot;&amp;[.Q194]&amp;&quot;_&quot;&amp;[.M194]&amp;&quot;_&quot;&amp;[.S194]&amp;&quot;_&quot;&amp;[.U194]" office:value-type="string" office:string-value="randomforest_2000_5_10_0.999999_0_0_90_0_0" calcext:value-type="string">
            <text:p>randomforest_2000_5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5]&amp;&quot;_&quot;&amp;[.E195]&amp;&quot;_&quot;&amp;[.G195]&amp;&quot;_&quot;&amp;[.I195]&amp;&quot;_&quot;&amp;[.K195]&amp;&quot;_&quot;&amp;[.O195]&amp;&quot;_&quot;&amp;[.Q195]&amp;&quot;_&quot;&amp;[.M195]&amp;&quot;_&quot;&amp;[.S195]&amp;&quot;_&quot;&amp;[.U195]" office:value-type="string" office:string-value="randomforest_4000_5_10_0.999999_0_0_90_0_0" calcext:value-type="string">
            <text:p>randomforest_4000_5_1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6]&amp;&quot;_&quot;&amp;[.E196]&amp;&quot;_&quot;&amp;[.G196]&amp;&quot;_&quot;&amp;[.I196]&amp;&quot;_&quot;&amp;[.K196]&amp;&quot;_&quot;&amp;[.O196]&amp;&quot;_&quot;&amp;[.Q196]&amp;&quot;_&quot;&amp;[.M196]&amp;&quot;_&quot;&amp;[.S196]&amp;&quot;_&quot;&amp;[.U196]" office:value-type="string" office:string-value="randomforest_1000_5_100_0.999999_0_0_90_0_0" calcext:value-type="string">
            <text:p>randomforest_1000_5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7]&amp;&quot;_&quot;&amp;[.E197]&amp;&quot;_&quot;&amp;[.G197]&amp;&quot;_&quot;&amp;[.I197]&amp;&quot;_&quot;&amp;[.K197]&amp;&quot;_&quot;&amp;[.O197]&amp;&quot;_&quot;&amp;[.Q197]&amp;&quot;_&quot;&amp;[.M197]&amp;&quot;_&quot;&amp;[.S197]&amp;&quot;_&quot;&amp;[.U197]" office:value-type="string" office:string-value="randomforest_2000_5_100_0.999999_0_0_90_0_0" calcext:value-type="string">
            <text:p>randomforest_2000_5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8]&amp;&quot;_&quot;&amp;[.E198]&amp;&quot;_&quot;&amp;[.G198]&amp;&quot;_&quot;&amp;[.I198]&amp;&quot;_&quot;&amp;[.K198]&amp;&quot;_&quot;&amp;[.O198]&amp;&quot;_&quot;&amp;[.Q198]&amp;&quot;_&quot;&amp;[.M198]&amp;&quot;_&quot;&amp;[.S198]&amp;&quot;_&quot;&amp;[.U198]" office:value-type="string" office:string-value="randomforest_4000_5_100_0.999999_0_0_90_0_0" calcext:value-type="string">
            <text:p>randomforest_4000_5_1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9]&amp;&quot;_&quot;&amp;[.E199]&amp;&quot;_&quot;&amp;[.G199]&amp;&quot;_&quot;&amp;[.I199]&amp;&quot;_&quot;&amp;[.K199]&amp;&quot;_&quot;&amp;[.O199]&amp;&quot;_&quot;&amp;[.Q199]&amp;&quot;_&quot;&amp;[.M199]&amp;&quot;_&quot;&amp;[.S199]&amp;&quot;_&quot;&amp;[.U199]" office:value-type="string" office:string-value="randomforest_1000_5_500_0.999999_0_0_90_0_0" calcext:value-type="string">
            <text:p>randomforest_1000_5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0]&amp;&quot;_&quot;&amp;[.E200]&amp;&quot;_&quot;&amp;[.G200]&amp;&quot;_&quot;&amp;[.I200]&amp;&quot;_&quot;&amp;[.K200]&amp;&quot;_&quot;&amp;[.O200]&amp;&quot;_&quot;&amp;[.Q200]&amp;&quot;_&quot;&amp;[.M200]&amp;&quot;_&quot;&amp;[.S200]&amp;&quot;_&quot;&amp;[.U200]" office:value-type="string" office:string-value="randomforest_2000_5_500_0.999999_0_0_90_0_0" calcext:value-type="string">
            <text:p>randomforest_2000_5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1]&amp;&quot;_&quot;&amp;[.E201]&amp;&quot;_&quot;&amp;[.G201]&amp;&quot;_&quot;&amp;[.I201]&amp;&quot;_&quot;&amp;[.K201]&amp;&quot;_&quot;&amp;[.O201]&amp;&quot;_&quot;&amp;[.Q201]&amp;&quot;_&quot;&amp;[.M201]&amp;&quot;_&quot;&amp;[.S201]&amp;&quot;_&quot;&amp;[.U201]" office:value-type="string" office:string-value="randomforest_4000_5_500_0.999999_0_0_90_0_0" calcext:value-type="string">
            <text:p>randomforest_4000_5_500_0.999999_0_0_90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21"/>
        </table:table-row>
        <table:table-row table:style-name="ro1" table:number-rows-repeated="11">
          <table:table-cell table:number-columns-repeated="12"/>
          <table:table-cell table:style-name="ce4"/>
          <table:table-cell table:number-columns-repeated="8"/>
        </table:table-row>
        <table:table-row table:style-name="ro1" table:number-rows-repeated="6">
          <table:table-cell table:number-columns-repeated="10"/>
          <table:table-cell table:style-name="ce4"/>
          <table:table-cell table:number-columns-repeated="10"/>
        </table:table-row>
        <table:table-row table:style-name="ro1">
          <table:table-cell table:number-columns-repeated="10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36:54.970741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2-01-11T17:55:30.575103335</dc:date>
    <meta:editing-duration>PT10H46M54S</meta:editing-duration>
    <meta:editing-cycles>8</meta:editing-cycles>
    <meta:generator>LibreOffice/6.4.7.2$Linux_X86_64 LibreOffice_project/40$Build-2</meta:generator>
    <meta:document-statistic meta:table-count="1" meta:cell-count="4221" meta:object-count="0"/>
  </office:meta>
</office:document-meta>
</file>